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fill-color="#94bd5e" draw:opacity="50%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1.5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4cm" fo:min-width="0.812cm"/>
    </style:style>
    <style:style style:name="gr11" style:family="graphic" style:parent-style-name="standard">
      <style:graphic-properties draw:fill-color="#94bd5e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="solid" draw:fill-color="#ffc8c8" draw:opacity="40%" draw:textarea-horizontal-align="justify" draw:textarea-vertical-align="middle" draw:auto-grow-height="false" draw:shadow-opacity="4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5cm" fo:min-width="2.355cm"/>
    </style:style>
    <style:style style:name="gr16" style:family="graphic" style:parent-style-name="standard">
      <style:graphic-properties draw:fill="solid" draw:fill-color="#ccffff" draw:opacity="40%" draw:textarea-horizontal-align="justify" draw:textarea-vertical-align="middle" draw:auto-grow-height="false" draw:shadow-opacity="40%"/>
    </style:style>
    <style:style style:name="gr17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92cm" fo:min-width="0cm"/>
    </style:style>
    <style:style style:name="gr18" style:family="graphic" style:parent-style-name="objectwithoutfill">
      <style:graphic-properties svg:stroke-width="0.051cm" svg:stroke-color="#00dcff" draw:marker-start="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="solid" draw:fill-color="#000000" draw:opacity="0%" draw:textarea-horizontal-align="justify" draw:textarea-vertical-align="middle" draw:auto-grow-height="false" draw:shadow-offset-x="0.203cm" draw:shadow-offset-y="0.203cm" draw:shadow-opacity="0%"/>
    </style:style>
    <style:style style:name="gr21" style:family="graphic" style:parent-style-name="objectwithoutfill">
      <style:graphic-properties svg:stroke-width="0.051cm" svg:stroke-color="#33cc66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0cm"/>
    </style:style>
    <style:style style:name="gr24" style:family="graphic" style:parent-style-name="standard">
      <style:graphic-properties draw:stroke="none" draw:fill-color="#c0c0c0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8cm" fo:min-width="3.192cm"/>
    </style:style>
    <style:style style:name="gr26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991cm" fo:min-width="1.88cm"/>
    </style:style>
    <style:style style:name="gr27" style:family="graphic" style:parent-style-name="standard">
      <style:graphic-properties draw:fill="solid" draw:fill-color="#aecf00" draw:opacity="50%" draw:textarea-horizontal-align="justify" draw:textarea-vertical-align="middle" draw:auto-grow-height="false" draw:shadow-opacity="50%"/>
    </style:style>
    <style:style style:name="gr28" style:family="graphic" style:parent-style-name="standard">
      <style:graphic-properties draw:stroke="none" svg:stroke-color="#000000" draw:fill="none" draw:fill-color="#aecf00" draw:opacity="50%" draw:textarea-horizontal-align="left" draw:auto-grow-height="true" draw:auto-grow-width="true" fo:min-height="0.891cm" fo:min-width="1.637cm" draw:shadow-opacity="50%"/>
    </style:style>
    <style:style style:name="gr29" style:family="graphic" style:parent-style-name="standard">
      <style:graphic-properties draw:stroke="none" draw:fill-color="#800080" draw:opacity="0%" draw:textarea-horizontal-align="justify" draw:textarea-vertical-align="middle" draw:auto-grow-height="false" draw:shadow-opacity="0%"/>
    </style:style>
    <style:style style:name="gr30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hidden" draw:shadow-offset-x="0.102cm" draw:shadow-offset-y="0.102cm" draw:shadow-opacity="30%"/>
    </style:style>
    <style:style style:name="gr3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2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padding-top="0.137cm" fo:padding-bottom="0.137cm" fo:padding-left="0.262cm" fo:padding-right="0.262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fill-color="#00ccff" draw:textarea-horizontal-align="justify" draw:textarea-vertical-align="middle" draw:auto-grow-height="false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svg:stroke-width="0.051cm" draw:marker-start-width="0.356cm" draw:marker-end-width="0.356cm" draw:fill="solid" draw:fill-color="#eeeee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063cm"/>
    </style:style>
    <style:style style:name="gr40" style:family="graphic" style:parent-style-name="standard">
      <style:graphic-properties draw:stroke="none" draw:fill="none" fo:min-height="2.222cm"/>
    </style:style>
    <style:style style:name="gr41" style:family="graphic" style:parent-style-name="standard">
      <style:graphic-properties svg:stroke-color="#000000" draw:marker-end="Arrow" draw:textarea-vertical-align="middle"/>
    </style:style>
    <style:style style:name="gr42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43" style:family="graphic" style:parent-style-name="objectwithoutfill">
      <style:graphic-properties svg:stroke-width="0.152cm" svg:stroke-color="#ff3333" draw:marker-start-width="0.66cm" draw:marker-end-width="0.66cm" draw:fill="none" draw:textarea-vertical-align="middle" fo:padding-top="0.201cm" fo:padding-bottom="0.201cm" fo:padding-left="0.326cm" fo:padding-right="0.326cm" draw:shadow-offset-x="0.203cm" draw:shadow-offset-y="0.203cm"/>
    </style:style>
    <style:style style:name="gr44" style:family="graphic" style:parent-style-name="standard">
      <style:graphic-properties draw:fill-color="#94bd5e" draw:opacity="50%" draw:textarea-horizontal-align="justify" draw:textarea-vertical-align="middle" draw:auto-grow-height="false" draw:shadow-offset-x="0.203cm" draw:shadow-offset-y="0.203cm" draw:shadow-opacity="50%"/>
    </style:style>
    <style:style style:name="gr45" style:family="graphic" style:parent-style-name="standard">
      <style:graphic-properties draw:stroke="none" draw:fill="none" fo:min-height="0.713cm"/>
    </style:style>
    <style:style style:name="gr46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47" style:family="graphic" style:parent-style-name="standard">
      <style:graphic-properties draw:fill-color="#aecf00" draw:opacity="25%" draw:textarea-horizontal-align="justify" draw:textarea-vertical-align="middle" draw:auto-grow-height="false" draw:shadow-opacity="25%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49" style:family="graphic" style:parent-style-name="standard">
      <style:graphic-properties draw:stroke="solid" svg:stroke-color="#000000" draw:fill="none" fo:min-height="13.045cm"/>
    </style:style>
    <style:style style:name="gr50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stroke="solid" svg:stroke-color="#ff6600" draw:fill="none" draw:fill-color="#ffffff" draw:textarea-horizontal-align="left" draw:auto-grow-height="true" draw:auto-grow-width="false" fo:min-height="0.957cm" fo:min-width="0cm"/>
    </style:style>
    <style:style style:name="gr52" style:family="graphic" style:parent-style-name="standard">
      <style:graphic-properties draw:stroke="solid" svg:stroke-color="#ff66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9.527cm"/>
    </style:style>
    <style:style style:name="gr54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 draw:shadow-offset-x="0.203cm" draw:shadow-offset-y="0.203cm"/>
    </style:style>
    <style:style style:name="gr55" style:family="graphic" style:parent-style-name="objectwithoutfill">
      <style:graphic-properties svg:stroke-width="0.152cm" svg:stroke-color="#ff66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56" style:family="graphic" style:parent-style-name="objectwithoutfill">
      <style:graphic-properties svg:stroke-width="0.152cm" svg:stroke-color="#ff6600" draw:marker-start-width="0.659cm" draw:marker-end="Arrow" draw:marker-end-width="0.659cm" draw:fill="none" draw:textarea-vertical-align="middle" fo:padding-top="0.201cm" fo:padding-bottom="0.201cm" fo:padding-left="0.326cm" fo:padding-right="0.326cm"/>
    </style:style>
    <style:style style:name="gr57" style:family="graphic" style:parent-style-name="standard">
      <style:graphic-properties draw:stroke="solid" svg:stroke-color="#000000" draw:fill="none" fo:min-height="14.104cm"/>
    </style:style>
    <style:style style:name="gr58" style:family="graphic" style:parent-style-name="objectwithoutfill">
      <style:graphic-properties svg:stroke-width="0.102cm" svg:stroke-color="#ff6600" draw:marker-start-width="0.509cm" draw:marker-end-width="0.509cm" svg:stroke-opacity="40%" draw:fill="none" draw:textarea-vertical-align="middle" fo:padding-top="0.176cm" fo:padding-bottom="0.176cm" fo:padding-left="0.301cm" fo:padding-right="0.301cm"/>
    </style:style>
    <style:style style:name="gr59" style:family="graphic" style:parent-style-name="objectwithoutfill">
      <style:graphic-properties svg:stroke-width="0.152cm" svg:stroke-color="#ff6600" draw:marker-start-width="0.659cm" draw:marker-end="" draw:marker-end-width="0.659cm" draw:fill="none" draw:textarea-vertical-align="middle" fo:padding-top="0.201cm" fo:padding-bottom="0.201cm" fo:padding-left="0.326cm" fo:padding-right="0.326cm"/>
    </style:style>
    <style:style style:name="gr60" style:family="graphic" style:parent-style-name="standard">
      <style:graphic-properties draw:stroke="solid" svg:stroke-color="#000000" draw:fill="none" fo:min-height="12.31cm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draw:shadow-offset-x="0.203cm" draw:shadow-offset-y="0.20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0cm"/>
    </style:style>
    <style:style style:name="gr6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4" style:family="graphic">
      <style:graphic-properties svg:stroke-color="#000000" draw:fill-color="#ffffff" draw:textarea-horizontal-align="justify" draw:textarea-vertical-align="middle" draw:auto-grow-height="false" draw:shadow-offset-x="0.203cm" draw:shadow-offset-y="0.203cm"/>
    </style:style>
    <style:style style:name="gr65" style:family="graphic">
      <style:graphic-properties draw:fill-color="#99ccff" draw:textarea-horizontal-align="justify" draw:textarea-vertical-align="middle" draw:auto-grow-height="false"/>
    </style:style>
    <style:style style:name="gr66" style:family="graphic">
      <style:graphic-properties draw:fill-color="#94bd5e" draw:textarea-horizontal-align="justify" draw:textarea-vertical-align="middle" draw:auto-grow-height="false"/>
    </style:style>
    <style:style style:name="gr67" style:family="graphic">
      <style:graphic-properties svg:stroke-width="0.102cm" svg:stroke-color="#000000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68" style:family="graphic">
      <style:graphic-properties draw:stroke="none" draw:fill="none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17pt" style:font-size-asian="17pt" style:font-size-complex="17pt"/>
    </style:style>
    <style:style style:name="P4" style:family="paragraph">
      <style:paragraph-properties fo:text-align="center"/>
      <style:text-properties fo:color="#b3b3b3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line-height="100%"/>
    </style:style>
    <style:style style:name="P12" style:family="paragraph">
      <style:paragraph-properties fo:line-height="100%"/>
      <style:text-properties fo:font-size="12pt" style:font-size-asian="12pt" style:font-size-complex="1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5pt" style:font-size-asian="15pt" style:font-size-complex="15pt"/>
    </style:style>
    <style:style style:name="P18" style:family="paragraph">
      <style:text-properties fo:font-size="13pt" style:font-size-asian="13pt" style:font-size-complex="13pt"/>
    </style:style>
    <style:style style:name="P19" style:family="paragraph">
      <style:paragraph-properties fo:text-align="center"/>
      <style:text-properties fo:color="#b2b2b2" fo:font-size="18pt"/>
    </style:style>
    <style:style style:name="P20" style:family="paragraph">
      <style:paragraph-properties fo:text-align="center"/>
      <style:text-properties fo:color="#808080" fo:font-size="18pt"/>
    </style:style>
    <style:style style:name="P21" style:family="paragraph">
      <style:paragraph-properties fo:text-align="start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22" style:family="paragraph">
      <style:text-properties fo:color="#ff6600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3b3b3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950e"/>
    </style:style>
    <style:style style:name="T8" style:family="text">
      <style:text-properties fo:font-size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b2b2b2" fo:font-size="18pt"/>
    </style:style>
    <style:style style:name="T12" style:family="text">
      <style:text-properties fo:color="#808080" fo:font-size="18pt"/>
    </style:style>
    <style:style style:name="T13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14" style:family="text">
      <style:text-properties fo:color="#ff6600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80808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018cm" svg:height="4.826cm" svg:x="3.55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18cm" svg:height="1.673cm" svg:x="3.795cm" svg:y="7.031cm">
          <draw:text-box>
            <text:p>def global_func()</text:p>
            <text:p><text:s text:c="6"/>return …</text:p>
          </draw:text-box>
        </draw:frame>
        <draw:frame draw:style-name="gr2" draw:layer="layout" svg:width="7.457cm" svg:height="0.962cm" svg:x="3.795cm" svg:y="9.271cm">
          <draw:text-box>
            <text:p>other_func = global_func</text:p>
          </draw:text-box>
        </draw:frame>
        <draw:custom-shape draw:style-name="gr3" draw:text-style-name="P1" xml:id="id1" draw:id="id1" draw:layer="layout" svg:width="3.556cm" svg:height="1.27cm" svg:x="11.176cm" svg:y="6.877cm">
          <text:p text:style-name="P1">global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3.048cm" svg:height="1.524cm" svg:x="16.256cm" svg:y="6.75cm">
          <text:p text:style-name="P1">Return ...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1" draw:start-glue-point="10" draw:end-shape="id2" draw:end-glue-point="3" svg:d="M14732 7512h1524" svg:viewBox="0 0 1525 1">
          <text:p/>
        </draw:connector>
        <draw:custom-shape draw:style-name="gr3" draw:text-style-name="P1" xml:id="id3" draw:id="id3" draw:layer="layout" svg:width="3.556cm" svg:height="1.27cm" svg:x="11.176cm" svg:y="9.144cm">
          <text:p text:style-name="P1">other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732cm" svg:y1="9.779cm" svg:x2="17.78cm" svg:y2="8.274cm" draw:start-shape="id3" draw:start-glue-point="10" draw:end-shape="id2" draw:end-glue-point="2" svg:d="M14732 9779h3048v-1505" svg:viewBox="0 0 3049 1506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11.684cm" svg:height="9.741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99cm" svg:height="0.962cm" svg:x="9.398cm" svg:y="7.166cm">
          <draw:text-box>
            <text:p>x = 3</text:p>
          </draw:text-box>
        </draw:frame>
        <draw:frame draw:style-name="gr2" draw:layer="layout" svg:width="1.899cm" svg:height="0.962cm" svg:x="9.531cm" svg:y="10.468cm">
          <draw:text-box>
            <text:p>x = 4</text:p>
          </draw:text-box>
        </draw:frame>
        <draw:custom-shape draw:style-name="gr3" draw:text-style-name="P1" xml:id="id4" draw:id="id4" draw:layer="layout" svg:width="1.27cm" svg:height="1.27cm" svg:x="13.462cm" svg:y="6.8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.778cm" svg:height="1.524cm" svg:x="16.256cm" svg:y="6.75cm">
          <text:p text:style-name="P1">3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4" draw:start-glue-point="10" draw:end-shape="id5" draw:end-glue-point="3" svg:d="M14732 7512h1524" svg:viewBox="0 0 1525 1">
          <text:p/>
        </draw:connector>
        <draw:connector draw:style-name="gr7" draw:text-style-name="P1" draw:layer="layout" svg:x1="14.097cm" svg:y1="11.322cm" svg:x2="16.256cm" svg:y2="10.052cm" draw:start-shape="id6" draw:start-glue-point="4" draw:end-shape="id7" draw:end-glue-point="3" svg:d="M14097 11322v-1270h2159" svg:viewBox="0 0 2160 1271">
          <text:p/>
        </draw:connector>
        <draw:custom-shape draw:style-name="gr3" draw:text-style-name="P1" xml:id="id6" draw:id="id6" draw:layer="layout" svg:width="1.27cm" svg:height="1.27cm" svg:x="13.462cm" svg:y="11.3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1.778cm" svg:height="1.524cm" svg:x="16.256cm" svg:y="9.2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778cm" svg:height="1.524cm" svg:x="16.256cm" svg:y="11.168cm">
          <text:p text:style-name="P1">4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957cm" svg:x2="16.256cm" svg:y2="11.93cm" draw:start-shape="id6" draw:start-glue-point="10" draw:end-shape="id8" draw:end-glue-point="3" svg:d="M14732 11957l1524-27" svg:viewBox="0 0 1525 28">
          <text:p/>
        </draw:connector>
        <draw:frame draw:style-name="gr2" draw:text-style-name="P2" draw:layer="layout" svg:width="1.209cm" svg:height="1.673cm" svg:x="13.523cm" svg:y="9.649cm">
          <draw:text-box>
            <text:p><text:span text:style-name="T1">x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9.612cm" svg:height="7.695cm" svg:x="9.287cm" svg:y="12.149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023cm" svg:height="0.962cm" svg:x="9.674cm" svg:y="15.393cm">
          <draw:text-box>
            <text:p>x = y</text:p>
          </draw:text-box>
        </draw:frame>
        <draw:g>
          <draw:connector draw:style-name="gr7" draw:text-style-name="P1" draw:layer="layout" svg:x1="13.15cm" svg:y1="14.358cm" svg:x2="14.996cm" svg:y2="13.273cm" draw:start-shape="id9" draw:start-glue-point="4" draw:end-shape="id10" draw:end-glue-point="3" svg:d="M13150 14358v-1085h1846" svg:viewBox="0 0 1847 1086">
            <text:p/>
          </draw:connector>
          <draw:custom-shape draw:style-name="gr3" draw:text-style-name="P1" xml:id="id9" draw:id="id9" draw:layer="layout" svg:width="1.086cm" svg:height="1.176cm" svg:x="12.607cm" svg:y="14.358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10" draw:id="id10" draw:layer="layout" svg:width="1.52cm" svg:height="1.411cm" svg:x="14.996cm" svg:y="12.568cm">
            <text:p text:style-name="P1">3</text:p>
            <draw:enhanced-geometry svg:viewBox="0 0 21600 21600" draw:type="rectangle" draw:enhanced-path="M 0 0 L 21600 0 21600 21600 0 21600 0 0 Z N"/>
          </draw:custom-shape>
          <draw:frame draw:style-name="gr10" draw:text-style-name="P2" draw:layer="layout" svg:width="1.312cm" svg:height="1.673cm" svg:x="12.658cm" svg:y="12.9cm">
            <draw:text-box>
              <text:p><text:span text:style-name="T1">x</text:span></text:p>
            </draw:text-box>
          </draw:frame>
          <draw:custom-shape draw:style-name="gr3" draw:text-style-name="P1" xml:id="id12" draw:id="id12" draw:layer="layout" svg:width="1.308cm" svg:height="1.321cm" svg:x="12.472cm" svg:y="16.213cm">
            <text:p text:style-name="P1">col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1" draw:id="id11" draw:layer="layout" svg:width="1.903cm" svg:height="1.836cm" svg:x="14.998cm" svg:y="15.921cm">
            <text:p text:style-name="P1"><text:span text:style-name="T2">“</text:span><text:span text:style-name="T2">green”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13" draw:id="id13" draw:layer="layout" svg:width="1.086cm" svg:height="1.176cm" svg:x="12.61cm" svg:y="17.932cm">
            <text:p text:style-name="P1">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svg:x1="13.693cm" svg:y1="14.946cm" svg:x2="15.949cm" svg:y2="15.921cm" draw:start-shape="id9" draw:start-glue-point="10" draw:end-shape="id11" draw:end-glue-point="0" svg:d="M13693 14946h2256v975" svg:viewBox="0 0 2257 976">
            <text:p/>
          </draw:connector>
          <draw:connector draw:style-name="gr5" draw:text-style-name="P1" draw:layer="layout" draw:type="line" svg:x1="13.78cm" svg:y1="16.874cm" svg:x2="14.998cm" svg:y2="16.839cm" draw:start-shape="id12" draw:start-glue-point="10" draw:end-shape="id11" draw:end-glue-point="3" svg:d="M13780 16874l1218-35" svg:viewBox="0 0 1219 36">
            <text:p/>
          </draw:connector>
          <draw:connector draw:style-name="gr5" draw:text-style-name="P1" draw:layer="layout" svg:x1="13.696cm" svg:y1="18.52cm" svg:x2="15.949cm" svg:y2="17.757cm" draw:start-shape="id13" draw:start-glue-point="10" draw:end-shape="id11" draw:end-glue-point="2" svg:d="M13696 18520h2253v-763" svg:viewBox="0 0 2254 764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11.684cm" svg:height="8.636cm" svg:x="8.89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371cm" svg:height="0.962cm" svg:x="8.891cm" svg:y="6.831cm">
          <draw:text-box>
            <text:p>x = ['a', 'b', 'c']</text:p>
          </draw:text-box>
        </draw:frame>
        <draw:frame draw:style-name="gr2" draw:layer="layout" svg:width="2.606cm" svg:height="0.962cm" svg:x="9.231cm" svg:y="10.976cm">
          <draw:text-box>
            <text:p>x[1] = 4</text:p>
          </draw:text-box>
        </draw:frame>
        <draw:custom-shape draw:style-name="gr3" draw:text-style-name="P1" xml:id="id14" draw:id="id14" draw:layer="layout" svg:width="1.27cm" svg:height="1.27cm" svg:x="13.462cm" svg:y="6.6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0.908cm" svg:x="16.256cm" svg:y="8.382cm">
          <text:p text:style-name="P1">'a'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14" draw:start-glue-point="10" draw:end-shape="id15" draw:end-glue-point="3" svg:d="M14732 7312h2032" svg:viewBox="0 0 2033 1">
          <text:p/>
        </draw:connector>
        <draw:custom-shape draw:style-name="gr3" draw:text-style-name="P1" xml:id="id16" draw:id="id16" draw:layer="layout" svg:width="1.27cm" svg:height="1.27cm" svg:x="13.462cm" svg:y="10.8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2.794cm" svg:height="1.016cm" svg:x="16.764cm" svg:y="6.804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457cm" svg:x2="16.256cm" svg:y2="11.53cm" draw:start-shape="id16" draw:start-glue-point="10" svg:d="M14732 11457l1524 73" svg:viewBox="0 0 1525 74">
          <text:p/>
        </draw:connector>
        <draw:custom-shape draw:style-name="gr4" draw:text-style-name="P1" draw:layer="layout" svg:width="1.016cm" svg:height="0.908cm" svg:x="17.642cm" svg:y="8.382cm">
          <text:p text:style-name="P1">'b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9.05cm" svg:y="8.382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526cm" svg:y1="7.62cm" svg:x2="16.764cm" svg:y2="8.382cm">
          <text:p/>
        </draw:line>
        <draw:line draw:style-name="gr5" draw:text-style-name="P1" draw:layer="layout" svg:x1="18.288cm" svg:y1="7.62cm" svg:x2="18.288cm" svg:y2="8.382cm">
          <text:p/>
        </draw:line>
        <draw:line draw:style-name="gr5" draw:text-style-name="P1" draw:layer="layout" svg:x1="19.05cm" svg:y1="7.62cm" svg:x2="19.558cm" svg:y2="8.382cm">
          <text:p/>
        </draw:line>
        <draw:custom-shape draw:style-name="gr4" draw:text-style-name="P1" draw:layer="layout" svg:width="1.016cm" svg:height="0.908cm" svg:x="15.748cm" svg:y="12.446cm">
          <text:p text:style-name="P1">'a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1.016cm" svg:x="16.256cm" svg:y="10.949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16cm" svg:height="0.908cm" svg:x="16.934cm" svg:y="12.446cm">
          <text:p text:style-name="P1"><text:span text:style-name="T4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8.542cm" svg:y="12.446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018cm" svg:y1="11.684cm" svg:x2="16.256cm" svg:y2="12.446cm">
          <text:p/>
        </draw:line>
        <draw:line draw:style-name="gr5" draw:text-style-name="P1" draw:layer="layout" svg:x1="18.542cm" svg:y1="11.684cm" svg:x2="19.05cm" svg:y2="12.446cm">
          <text:p/>
        </draw:line>
        <draw:custom-shape draw:style-name="gr4" draw:text-style-name="P1" draw:layer="layout" svg:width="1.016cm" svg:height="0.908cm" svg:x="17.98cm" svg:y="13.824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78cm" svg:y1="11.684cm" svg:x2="18.542cm" svg:y2="13.82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12.045cm" svg:height="6.36cm" svg:x="8.286cm" svg:y="6.401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36cm" svg:height="4.993cm" svg:x="13.646cm" svg:y="6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6" draw:layer="layout" svg:width="2.513cm" svg:height="1.223cm" svg:x="13.571cm" svg:y="6.7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9cm" svg:x="8.962cm" svg:y="7.9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63cm" svg:x="8.814cm" svg:y="9.9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17" draw:id="id17" draw:layer="layout" svg:width="0.993cm" svg:height="0.943cm" svg:x="14.256cm" svg:y="7.8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249cm" svg:y1="8.299cm" svg:x2="16.63cm" svg:y2="8.323cm" draw:start-shape="id17" draw:start-glue-point="10" draw:end-shape="id18" draw:end-glue-point="3" svg:d="M15249 8299l1381 24" svg:viewBox="0 0 1382 25">
          <text:p/>
        </draw:connector>
        <draw:custom-shape draw:style-name="gr4" draw:text-style-name="P8" xml:id="id18" draw:id="id18" draw:layer="layout" svg:width="1.016cm" svg:height="0.908cm" svg:x="16.63cm" svg:y="7.8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9" draw:id="id19" draw:layer="layout" svg:width="0.993cm" svg:height="0.943cm" svg:x="14.326cm" svg:y="10.2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0" draw:id="id20" draw:layer="layout" svg:width="2.498cm" svg:height="1.694cm" svg:x="16.653cm" svg:y="9.9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319cm" svg:y1="10.759cm" svg:x2="16.653cm" svg:y2="10.758cm" draw:start-shape="id19" draw:start-glue-point="10" draw:end-shape="id20" draw:end-glue-point="3" svg:d="M15319 10759l1334-1" svg:viewBox="0 0 1335 2">
          <text:p/>
        </draw:connector>
        <draw:custom-shape draw:style-name="gr14" draw:text-style-name="P1" draw:layer="layout" svg:width="3.203cm" svg:height="0.472cm" svg:x="10.353cm" svg:y="8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3cm" svg:y="10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1.016cm" svg:height="0.908cm" svg:x="16.63cm" svg:y="8.8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241cm" svg:y1="9.44cm" svg:x2="16.63cm" svg:y2="9.44cm">
          <text:p/>
        </draw:line>
        <draw:custom-shape draw:style-name="gr3" draw:text-style-name="P8" draw:layer="layout" svg:width="0.993cm" svg:height="0.943cm" svg:x="14.249cm" svg:y="8.9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9cm" svg:x="8.962cm" svg:y="9.0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3cm" svg:y="9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14.042cm" svg:height="11.483cm" svg:x="6.034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682cm" svg:height="10.513cm" svg:x="13.732cm" svg:y="5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6" draw:layer="layout" svg:width="2.855cm" svg:height="2.575cm" svg:x="13.847cm" svg:y="5.201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g>
          <draw:custom-shape draw:style-name="gr16" draw:text-style-name="P1" draw:layer="layout" svg:width="2.36cm" svg:height="4.779cm" svg:x="13.93cm" svg:y="10.5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855cm" svg:y="10.552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9cm" svg:x="8.961cm" svg:y="6.4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63cm" svg:x="8.813cm" svg:y="8.4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21" draw:id="id21" draw:layer="layout" svg:width="0.993cm" svg:height="0.943cm" svg:x="14.615cm" svg:y="6.3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08cm" svg:y1="6.799cm" svg:x2="16.929cm" svg:y2="6.823cm" draw:start-shape="id21" draw:start-glue-point="10" draw:end-shape="id22" draw:end-glue-point="3" svg:d="M15608 6799l1321 24" svg:viewBox="0 0 1322 25">
          <text:p/>
        </draw:connector>
        <draw:custom-shape draw:style-name="gr4" draw:text-style-name="P8" xml:id="id22" draw:id="id22" draw:layer="layout" svg:width="1.016cm" svg:height="0.908cm" svg:x="16.929cm" svg:y="6.3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3" draw:id="id23" draw:layer="layout" svg:width="0.993cm" svg:height="0.943cm" svg:x="14.615cm" svg:y="8.7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4" draw:id="id24" draw:layer="layout" svg:width="2.498cm" svg:height="1.694cm" svg:x="16.952cm" svg:y="8.4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08cm" svg:y1="9.259cm" svg:x2="16.952cm" svg:y2="9.258cm" draw:start-shape="id23" draw:start-glue-point="10" draw:end-shape="id24" draw:end-glue-point="3" svg:d="M15608 9259l1344-1" svg:viewBox="0 0 1345 2">
          <text:p/>
        </draw:connector>
        <draw:frame draw:style-name="gr2" draw:text-style-name="P7" draw:layer="layout" svg:width="2.517cm" svg:height="0.729cm" svg:x="9.029cm" svg:y="11.182cm">
          <draw:text-box>
            <text:p><text:span text:style-name="T6">y = func(3)</text:span></text:p>
          </draw:text-box>
        </draw:frame>
        <draw:custom-shape draw:style-name="gr3" draw:text-style-name="P8" draw:layer="layout" svg:width="0.993cm" svg:height="0.943cm" svg:x="14.615cm" svg:y="11.611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1.611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4cm" svg:y="12.771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15cm" svg:y="14.021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4.0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8cm" svg:y1="12.11cm" svg:x2="17.394cm" svg:y2="12.111cm">
          <text:p/>
        </draw:line>
        <draw:line draw:style-name="gr5" draw:text-style-name="P1" draw:layer="layout" svg:x1="15.639cm" svg:y1="13.34cm" svg:x2="17.394cm" svg:y2="13.364cm">
          <text:p/>
        </draw:line>
        <draw:line draw:style-name="gr5" draw:text-style-name="P1" draw:layer="layout" svg:x1="15.617cm" svg:y1="14.524cm" svg:x2="17.394cm" svg:y2="14.525cm">
          <text:p/>
        </draw:line>
        <draw:custom-shape draw:style-name="gr14" draw:text-style-name="P1" draw:layer="layout" svg:width="3.203cm" svg:height="0.472cm" svg:x="10.352cm" svg:y="6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2cm" svg:y="9.0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xml:id="id29" draw:id="id29" draw:layer="layout" svg:width="3.203cm" svg:height="0.472cm" draw:transform="rotate (-0.151843644923506) translate (11.326cm 11.299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41cm" svg:x="8.866cm" svg:y="12.434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27" draw:id="id27" draw:layer="layout" svg:width="3.944cm" svg:height="0.472cm" draw:transform="rotate (-0.151843644923506) translate (10.617cm 12.55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7cm 14.492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1" draw:layer="layout" draw:type="curve" svg:x1="11.837cm" svg:y1="13.745cm" svg:x2="14.615cm" svg:y2="6.799cm" draw:start-shape="id25" draw:start-glue-point="1" draw:end-shape="id21" draw:end-glue-point="6" svg:d="M11837 13745c2083 0 695-6946 2778-6946" svg:viewBox="0 0 2779 6947">
          <text:p/>
        </draw:connector>
        <draw:connector draw:style-name="gr19" draw:text-style-name="P1" draw:layer="layout" draw:type="curve" draw:line-skew="-0.195cm -0.762cm" svg:x1="10.913cm" svg:y1="14.106cm" svg:x2="14.48cm" svg:y2="13.383cm" draw:start-shape="id26" draw:start-glue-point="2" draw:end-shape="id27" draw:end-glue-point="1" svg:d="M10913 14106c0 459 1654 382 2448 87s729-810 1119-810" svg:viewBox="0 0 3568 1050">
          <text:p/>
        </draw:connector>
        <draw:custom-shape draw:style-name="gr20" draw:text-style-name="P1" xml:id="id25" draw:id="id25" draw:layer="layout" svg:width="0.602cm" svg:height="0.723cm" svg:x="11.2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6" draw:id="id26" draw:layer="layout" svg:width="0.556cm" svg:height="0.722cm" svg:x="10.6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8" draw:id="id28" draw:layer="layout" svg:width="0.556cm" svg:height="0.722cm" svg:x="10.035cm" svg:y="13.384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3cm" svg:y1="13.384cm" svg:x2="14.456cm" svg:y2="12.017cm" draw:start-shape="id28" draw:start-glue-point="0" draw:end-shape="id29" draw:end-glue-point="1" svg:d="M10313 13384c0-849 2323-707 3547-837s1349-530 596-530" svg:viewBox="0 0 4612 1368">
          <text:p/>
        </draw:connector>
        <draw:custom-shape draw:style-name="gr22" draw:text-style-name="P1" draw:layer="layout" svg:width="0.766cm" svg:height="3.203cm" svg:x="8.263cm" svg:y="11.5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15cm" svg:y="12.8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3" draw:layer="layout" svg:width="1.107cm" svg:height="0.806cm" svg:x="12.063cm" svg:y="10.899cm">
          <draw:text-box>
            <text:p><text:span text:style-name="T3">(1)</text:span></text:p>
          </draw:text-box>
        </draw:frame>
        <draw:frame draw:style-name="gr2" draw:text-style-name="P13" draw:layer="layout" svg:width="1.107cm" svg:height="0.806cm" svg:x="11.764cm" svg:y="12.299cm">
          <draw:text-box>
            <text:p><text:span text:style-name="T3">(2)</text:span></text:p>
          </draw:text-box>
        </draw:frame>
        <draw:frame draw:style-name="gr2" draw:text-style-name="P13" draw:layer="layout" svg:width="1.107cm" svg:height="0.806cm" svg:x="12.064cm" svg:y="13.899cm">
          <draw:text-box>
            <text:p><text:span text:style-name="T3">(3)</text:span></text:p>
          </draw:text-box>
        </draw:frame>
        <draw:custom-shape draw:style-name="gr4" draw:text-style-name="P8" draw:layer="layout" svg:width="1.016cm" svg:height="0.908cm" svg:x="16.929cm" svg:y="7.3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317cm" svg:y1="7.94cm" svg:x2="16.929cm" svg:y2="7.94cm">
          <text:p/>
        </draw:line>
        <draw:custom-shape draw:style-name="gr3" draw:text-style-name="P8" draw:layer="layout" svg:width="0.993cm" svg:height="0.943cm" svg:x="14.615cm" svg:y="7.4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9cm" svg:x="8.961cm" svg:y="7.5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2cm" svg:y="7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" draw:layer="layout" svg:width="16.27cm" svg:height="12.7cm" svg:x="5.918cm" svg:y="4.93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.636cm" svg:height="0.729cm" svg:x="9.258cm" svg:y="15.202cm">
          <draw:text-box>
            <text:p><text:span text:style-name="T6">y = func(3) </text:span></text:p>
          </draw:text-box>
        </draw:frame>
        <draw:g>
          <draw:custom-shape draw:style-name="gr16" draw:text-style-name="P1" draw:layer="layout" svg:width="2.36cm" svg:height="4.779cm" svg:x="13.995cm" svg:y="5.7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92cm" svg:y="5.753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2.399cm" svg:height="0.729cm" svg:x="9.03cm" svg:y="6.383cm">
          <draw:text-box>
            <text:p><text:span text:style-name="T6">l = func(3)</text:span></text:p>
          </draw:text-box>
        </draw:frame>
        <draw:custom-shape draw:style-name="gr3" draw:text-style-name="P8" draw:layer="layout" svg:width="0.993cm" svg:height="0.943cm" svg:x="14.646cm" svg:y="6.812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5cm" svg:y="6.812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5cm" svg:y="7.972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25cm" svg:y="9.222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9" draw:id="id39" draw:layer="layout" svg:width="1.016cm" svg:height="0.908cm" svg:x="17.395cm" svg:y="9.257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9cm" svg:y1="7.311cm" svg:x2="17.395cm" svg:y2="7.312cm">
          <text:p/>
        </draw:line>
        <draw:line draw:style-name="gr5" draw:text-style-name="P1" draw:layer="layout" svg:x1="15.64cm" svg:y1="8.541cm" svg:x2="17.395cm" svg:y2="8.565cm">
          <text:p/>
        </draw:line>
        <draw:line draw:style-name="gr5" draw:text-style-name="P1" draw:layer="layout" svg:x1="15.618cm" svg:y1="9.725cm" svg:x2="17.395cm" svg:y2="9.726cm">
          <text:p/>
        </draw:line>
        <draw:custom-shape draw:style-name="gr14" draw:text-style-name="P1" xml:id="id33" draw:id="id33" draw:layer="layout" svg:width="3.203cm" svg:height="0.472cm" draw:transform="rotate (-0.151843644923506) translate (11.327cm 6.5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41cm" svg:x="8.867cm" svg:y="7.635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31" draw:id="id31" draw:layer="layout" svg:width="3.944cm" svg:height="0.472cm" draw:transform="rotate (-0.151843644923506) translate (10.618cm 7.754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8cm 9.69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1" draw:layer="layout" draw:type="curve" svg:x1="10.914cm" svg:y1="9.307cm" svg:x2="14.481cm" svg:y2="8.584cm" draw:start-shape="id30" draw:start-glue-point="2" draw:end-shape="id31" draw:end-glue-point="1" svg:d="M10914 9307c0 751 2035 627 3115 258s1205-981 452-981" svg:viewBox="0 0 4046 1274">
          <text:p/>
        </draw:connector>
        <draw:custom-shape draw:style-name="gr20" draw:text-style-name="P1" draw:layer="layout" svg:width="0.602cm" svg:height="0.723cm" svg:x="11.2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0" draw:id="id30" draw:layer="layout" svg:width="0.556cm" svg:height="0.722cm" svg:x="10.6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2" draw:id="id32" draw:layer="layout" svg:width="0.556cm" svg:height="0.722cm" svg:x="10.036cm" svg:y="8.585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4cm" svg:y1="8.585cm" svg:x2="14.457cm" svg:y2="7.218cm" draw:start-shape="id32" draw:start-glue-point="0" draw:end-shape="id33" draw:end-glue-point="1" svg:d="M10314 8585c0-849 2323-707 3547-837s1349-530 596-530" svg:viewBox="0 0 4612 1368">
          <text:p/>
        </draw:connector>
        <draw:custom-shape draw:style-name="gr22" draw:text-style-name="P1" draw:layer="layout" svg:width="0.766cm" svg:height="3.203cm" svg:x="8.264cm" svg:y="6.7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48cm" svg:y="8.045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" draw:layer="layout" svg:width="2.36cm" svg:height="5.938cm" svg:x="14.046cm" svg:y="11.3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6" draw:layer="layout" svg:width="2.513cm" svg:height="1.454cm" svg:x="13.971cm" svg:y="11.33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34" draw:id="id34" draw:layer="layout" svg:width="0.993cm" svg:height="0.943cm" svg:x="14.656cm" svg:y="12.618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13.09cm" svg:x2="17.107cm" svg:y2="13.114cm" draw:start-shape="id34" draw:start-glue-point="10" draw:end-shape="id35" draw:end-glue-point="3" svg:d="M15649 13090l1458 24" svg:viewBox="0 0 1459 25">
          <text:p/>
        </draw:connector>
        <draw:custom-shape draw:style-name="gr4" draw:text-style-name="P8" xml:id="id35" draw:id="id35" draw:layer="layout" svg:width="1.016cm" svg:height="0.908cm" svg:x="17.107cm" svg:y="12.6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36" draw:id="id36" draw:layer="layout" svg:width="0.993cm" svg:height="0.943cm" svg:x="14.726cm" svg:y="15.0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37" draw:id="id37" draw:layer="layout" svg:width="2.498cm" svg:height="1.694cm" svg:x="17.107cm" svg:y="14.702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5.55cm" svg:x2="17.107cm" svg:y2="15.549cm" draw:start-shape="id36" draw:start-glue-point="10" draw:end-shape="id37" draw:end-glue-point="3" svg:d="M15719 15550l1388-1" svg:viewBox="0 0 1389 2">
          <text:p/>
        </draw:connector>
        <draw:custom-shape draw:style-name="gr3" draw:text-style-name="P8" xml:id="id38" draw:id="id38" draw:layer="layout" svg:width="0.993cm" svg:height="0.943cm" svg:x="14.718cm" svg:y="16.212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5.711cm" svg:y1="16.684cm" svg:x2="18.411cm" svg:y2="9.711cm" draw:start-shape="id38" draw:start-glue-point="10" draw:end-shape="id39" draw:end-glue-point="1" svg:d="M15711 16684h3201v-6973h-501" svg:viewBox="0 0 3202 6974">
          <text:p/>
        </draw:connector>
        <draw:custom-shape draw:style-name="gr14" draw:text-style-name="P1" draw:layer="layout" svg:width="2.812cm" svg:height="0.472cm" draw:transform="rotate (-0.282219740047484) translate (12.025cm 15.437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" draw:layer="layout" svg:width="9.725cm" svg:height="5.431cm" svg:x="7.45cm" svg:y="5.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787cm" svg:height="3.55cm" svg:x="17.146cm" svg:y="5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0.908cm" svg:x="17.107cm" svg:y="13.698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718cm" svg:y1="14.267cm" svg:x2="17.107cm" svg:y2="14.267cm">
          <text:p/>
        </draw:line>
        <draw:custom-shape draw:style-name="gr3" draw:text-style-name="P8" draw:layer="layout" svg:width="0.993cm" svg:height="0.943cm" svg:x="14.726cm" svg:y="13.771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layer="layout" svg:width="11.216cm" svg:height="7.361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 x</text:p>
            <text:p><text:span text:style-name="T7"><text:s text:c="7"/></text:span><text:span text:style-name="T7">def</text:span> inner_func():</text:p>
            <text:p><text:tab/><text:tab/>x = 'inner'</text:p>
            <text:p><text:s text:c="14"/>print('inner locals = ', locals())</text:p>
            <text:p><text:s text:c="14"/>print(x)</text:p>
            <text:p><text:s text:c="6"/>print('outer locals = ', locals())</text:p>
            <text:p><text:s text:c="6"/>print x 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layer="layout" svg:width="11.216cm" svg:height="9.494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(x)</text:p>
            <text:p><text:span text:style-name="T7"><text:s text:c="7"/></text:span><text:span text:style-name="T7">def</text:span> inner_func():</text:p>
            <text:p><text:s text:c="14"/>nonlocal x</text:p>
            <text:p><text:s text:c="14"/>print('inner locals = ', locals())</text:p>
            <text:p><text:tab/><text:tab/>x = 'inner'</text:p>
            <text:p><text:s text:c="14"/>print('inner locals = ', locals())</text:p>
            <text:p><text:s text:c="14"/>print(x)</text:p>
            <text:p><text:s text:c="6"/>inner() <text:s text:c="4"/></text:p>
            <text:p><text:s text:c="6"/>print(x)</text:p>
            <text:p><text:s text:c="6"/>print('outer locals = ', locals())</text:p>
          </draw:text-box>
        </draw:frame>
        <draw:custom-shape draw:style-name="gr12" draw:text-style-name="P1" draw:layer="layout" svg:width="4.296cm" svg:height="11.628cm" svg:x="16.315cm" svg:y="6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6" draw:layer="layout" svg:width="3.766cm" svg:height="2.848cm" svg:x="16.578cm" svg:y="6.754cm">
          <draw:text-box>
            <text:p text:style-name="P1"><text:span text:style-name="T5">global <text:s/>namespace</text:span></text:p>
          </draw:text-box>
        </draw:frame>
        <draw:custom-shape draw:style-name="gr16" draw:text-style-name="P1" draw:layer="layout" svg:width="3.358cm" svg:height="9.148cm" svg:x="16.784cm" svg:y="8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6" draw:layer="layout" svg:width="2.513cm" svg:height="2.241cm" svg:x="17.207cm" svg:y="8.85cm">
          <draw:text-box>
            <text:p text:style-name="P1"><text:span text:style-name="T5">outer </text:span></text:p>
            <text:p text:style-name="P1"><text:span text:style-name="T5">namespace</text:span></text:p>
          </draw:text-box>
        </draw:frame>
        <draw:g>
          <draw:custom-shape draw:style-name="gr27" draw:text-style-name="P1" draw:layer="layout" svg:width="2.626cm" svg:height="5.285cm" svg:x="17.189cm" svg:y="12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6" draw:layer="layout" svg:width="2.513cm" svg:height="1.141cm" svg:x="17.189cm" svg:y="12.568cm">
            <draw:text-box>
              <text:p text:style-name="P1"><text:span text:style-name="T5">inner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40" draw:id="id40" draw:layer="layout" svg:width="2.329cm" svg:height="0.943cm" svg:x="17.169cm" svg:y="7.532cm">
          <text:p text:style-name="P1"><text:span text:style-name="T6">out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2" draw:id="id42" draw:layer="layout" svg:width="0.993cm" svg:height="0.943cm" svg:x="17.923cm" svg:y="9.946cm">
          <text:p text:style-name="P1"><text:span text:style-name="T6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4" draw:id="id44" draw:layer="layout" svg:width="2.3cm" svg:height="0.943cm" svg:x="17.283cm" svg:y="11.091cm">
          <text:p text:style-name="P1"><text:span text:style-name="T6">inn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3" draw:id="id43" draw:layer="layout" svg:width="1.242cm" svg:height="0.908cm" svg:x="22.543cm" svg:y="9.93cm">
          <text:p text:style-name="P1"><text:span text:style-name="T6">'out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6" draw:id="id46" draw:layer="layout" svg:width="1.242cm" svg:height="0.908cm" svg:x="21.595cm" svg:y="14.826cm">
          <text:p text:style-name="P1"><text:span text:style-name="T6">'inn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1" draw:id="id41" draw:layer="layout" svg:width="3.412cm" svg:height="1.013cm" svg:x="21.608cm" svg:y="7.586cm">
          <text:p text:style-name="P1"><text:span text:style-name="T6">out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5" draw:id="id45" draw:layer="layout" svg:width="3.521cm" svg:height="0.961cm" svg:x="21.585cm" svg:y="11.204cm">
          <text:p text:style-name="P1"><text:span text:style-name="T6">inn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9.498cm" svg:y1="8.004cm" svg:x2="21.608cm" svg:y2="8.092cm" draw:start-shape="id40" draw:start-glue-point="10" draw:end-shape="id41" draw:end-glue-point="3" svg:d="M19498 8004l2110 88" svg:viewBox="0 0 2111 89">
          <text:p/>
        </draw:connector>
        <draw:connector draw:style-name="gr5" draw:text-style-name="P1" draw:layer="layout" draw:type="line" svg:x1="18.916cm" svg:y1="10.418cm" svg:x2="22.543cm" svg:y2="10.384cm" draw:start-shape="id42" draw:start-glue-point="10" draw:end-shape="id43" draw:end-glue-point="3" svg:d="M18916 10418l3627-34" svg:viewBox="0 0 3628 35">
          <text:p/>
        </draw:connector>
        <draw:connector draw:style-name="gr5" draw:text-style-name="P1" draw:layer="layout" draw:type="line" svg:x1="19.583cm" svg:y1="11.563cm" svg:x2="21.585cm" svg:y2="11.684cm" draw:start-shape="id44" draw:start-glue-point="10" draw:end-shape="id45" draw:end-glue-point="3" svg:d="M19583 11563l2002 121" svg:viewBox="0 0 2003 122">
          <text:p/>
        </draw:connector>
        <draw:connector draw:style-name="gr5" draw:text-style-name="P1" draw:layer="layout" draw:line-skew="0.61cm" svg:x1="18.916cm" svg:y1="10.418cm" svg:x2="21.595cm" svg:y2="15.28cm" draw:start-shape="id42" draw:start-glue-point="10" draw:end-shape="id46" draw:end-glue-point="3" svg:d="M18916 10418h1950v4862h729" svg:viewBox="0 0 2680 4863">
          <text:p/>
        </draw:connector>
        <draw:frame draw:style-name="gr2" draw:layer="layout" svg:width="1.277cm" svg:height="0.962cm" svg:x="20.52cm" svg:y="9.422cm">
          <draw:text-box>
            <text:p>(1)</text:p>
          </draw:text-box>
        </draw:frame>
        <draw:frame draw:style-name="gr2" draw:layer="layout" svg:width="1.277cm" svg:height="0.962cm" svg:x="20.866cm" svg:y="12.614cm">
          <draw:text-box>
            <text:p>(2)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6.913cm" svg:height="6.328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477cm" svg:height="0.962cm" svg:x="9.398cm" svg:y="7.166cm">
          <draw:text-box>
            <text:p><text:span text:style-name="T8">t1 = 1, 2, “foo”</text:span></text:p>
          </draw:text-box>
        </draw:frame>
        <draw:custom-shape draw:style-name="gr3" draw:text-style-name="P15" xml:id="id47" draw:id="id47" draw:layer="layout" svg:width="1.27cm" svg:height="1.27cm" svg:x="14.962cm" svg:y="6.877cm">
          <text:p text:style-name="P1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xml:id="id48" draw:id="id48" draw:layer="layout" svg:width="4.926cm" svg:height="1.524cm" svg:x="17.756cm" svg:y="6.75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6.232cm" svg:y1="7.512cm" svg:x2="17.756cm" svg:y2="7.512cm" draw:start-shape="id47" draw:start-glue-point="10" draw:end-shape="id48" draw:end-glue-point="3" svg:d="M16232 7512h1524" svg:viewBox="0 0 1525 1">
          <text:p/>
        </draw:connector>
        <draw:custom-shape draw:style-name="gr4" draw:text-style-name="P15" draw:layer="layout" svg:width="1.778cm" svg:height="1.524cm" svg:x="16.229cm" svg:y="9.487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8.119cm" svg:y="6.8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9.519cm" svg:y="6.86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20.919cm" svg:y="6.86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9.261cm" svg:y="10.479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2.43cm" svg:y="9.459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907cm" svg:y1="8.129cm" svg:x2="17.198cm" svg:y2="9.487cm">
          <text:p/>
        </draw:line>
        <draw:line draw:style-name="gr5" draw:text-style-name="P1" draw:layer="layout" svg:x1="20.119cm" svg:y1="8.13cm" svg:x2="20.147cm" svg:y2="10.479cm">
          <text:p/>
        </draw:line>
        <draw:line draw:style-name="gr5" draw:text-style-name="P1" draw:layer="layout" svg:x1="21.497cm" svg:y1="8.131cm" svg:x2="23.427cm" svg:y2="9.459cm">
          <text:p/>
        </draw:lin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33" draw:text-style-name="P1" draw:layer="layout" svg:width="20.24cm" svg:height="10.773cm" svg:x="3.553cm" svg:y="7.484cm">
          <text:p/>
          <draw:enhanced-geometry svg:viewBox="0 0 21600 21600" draw:type="rectangle" draw:enhanced-path="M 0 0 L 21600 0 21600 21600 0 21600 0 0 Z N"/>
        </draw:custom-shape>
        <draw:frame draw:style-name="gr34" draw:layer="layout" svg:width="0.502cm" svg:height="1.195cm" svg:x="6.128cm" svg:y="18.305cm">
          <draw:text-box>
            <text:p/>
          </draw:text-box>
        </draw:frame>
        <draw:frame draw:style-name="gr34" draw:layer="layout" svg:width="0.502cm" svg:height="1.195cm" svg:x="12.959cm" svg:y="13.337cm">
          <draw:text-box>
            <text:p/>
          </draw:text-box>
        </draw:frame>
        <draw:custom-shape draw:style-name="gr35" draw:text-style-name="P1" draw:layer="layout" svg:width="1.809cm" svg:height="1.026cm" svg:x="4.128cm" svg:y="10.826cm">
          <text:p text:style-name="P1">-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.809cm" svg:height="1.174cm" svg:x="19.607cm" svg:y="9.7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655cm" svg:height="1.351cm" svg:x="12.377cm" svg:y="8.899cm">
          <text:p text:style-name="P1">(3, 4, 5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8cm" svg:height="1.561cm" svg:x="11.75cm" svg:y="14.827cm">
          <text:p text:style-name="P1">'foo bar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99cm" svg:height="1.31cm" svg:x="6.361cm" svg:y="14.373cm">
          <text:p text:style-name="P1">3.141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6.376cm" svg:height="2.117cm" svg:x="16.342cm" svg:y="13.666cm">
          <text:p>frozenset({8, 4, 7}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4.284cm" svg:height="3.498cm" svg:x="5.883cm" svg:y="10.568cm">
          <text:p><text:span text:style-name="T3">[RestrictEnzyme(name='EcoR1', </text:span></text:p>
          <text:p><text:span text:style-name="T3"><text:s text:c="27"/></text:span><text:span text:style-name="T3">comment='Ecoli restriction enzime I', </text:span></text:p>
          <text:p><text:span text:style-name="T3"><text:s text:c="27"/></text:span><text:span text:style-name="T3">sequence='gaattc', </text:span></text:p>
          <text:p><text:span text:style-name="T3"><text:s text:c="27"/></text:span><text:span text:style-name="T3">cut=1, end='sticky')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6" draw:text-style-name="P1" draw:layer="layout" svg:width="19.607cm" svg:height="9.751cm" svg:x="3.855cm" svg:y="7.976cm" svg:viewBox="0 0 19608 9752" svg:d="M3761 2427c-1219-85-2441-1333-3465-423-780 721 122 2799 1097 3117-1122 657-1073 2778 146 3329 1439 381 3365-116 4584-700 914 851 2170 2120 3609 1993 1512-170 2920-816 3262-1855 1090 812 3038 1558 4515 1283 1424-407 1587-1111 2090-2425 119-1559-922-1930-1656-2464 553-1004 1775-2612 1144-3265-1502-1423-2595-1172-3797-347-406 487-813 974-1219 1462-838-907-1572-2020-3486-2077-1909-55-2353 636-3170 1356-906-542-1913-1670-3291-911-824 903 111 1260 46 1882-8-7-94 230-102 223 57-21-364-157-307-178z">
          <text:p/>
        </draw:path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33" draw:text-style-name="P1" draw:layer="layout" svg:width="20.394cm" svg:height="11.957cm" svg:x="7.096cm" svg:y="3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20.085cm" svg:height="11.683cm" svg:x="7.233cm" svg:y="4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7" draw:text-style-name="P1" draw:layer="layout" svg:width="8.081cm" svg:height="6.495cm" svg:x="16.164cm" svg:y="5.625cm" svg:viewBox="0 0 8082 6496" svg:d="M2976 121c0 0-842-369-1289 181-562 692-395 2646-395 2646 0 0-1362 879-1289 1546 83 755 1111 1280 1804 1392 692 112 1822-636 1822-636 0 0 632 988 1151 1117 1111 276 3144 173 3298-962 119-874-2250-1392-2250-1392 0 0 1917 70 2079-636 222-968-1191-1964-2182-2027-618-39-1512 1082-1512 1082 0 0-241-1546-852-1939-6 1-385-372-385-372z">
          <text:p/>
        </draw:path>
        <draw:custom-shape draw:style-name="gr38" draw:text-style-name="P1" draw:layer="layout" svg:width="5.379cm" svg:height="1.525cm" svg:x="9.546cm" svg:y="10.36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frame draw:style-name="gr39" draw:text-style-name="P14" draw:layer="layout" svg:width="6.563cm" svg:height="3.806cm" svg:x="7.062cm" svg:y="4.778cm">
          <draw:text-box>
            <text:p><text:span text:style-name="T8">d1 = {0 : 1 , </text:span></text:p>
            <text:p><text:span text:style-name="T8"><text:s text:c="9"/></text:span><text:span text:style-name="T8">(2,10) : “foo”,</text:span></text:p>
            <text:p><text:span text:style-name="T8"><text:s text:c="9"/></text:span><text:span text:style-name="T8">-1 : [“a”,”b”,”c],</text:span></text:p>
            <text:p><text:span text:style-name="T8"><text:s text:c="9"/>“</text:span><text:span text:style-name="T8">Ecor1” : ecor1</text:span></text:p>
            <text:p><text:span text:style-name="T8"><text:s text:c="9"/></text:span><text:span text:style-name="T8">}</text:span></text:p>
          </draw:text-box>
        </draw:frame>
        <draw:custom-shape draw:style-name="gr3" draw:text-style-name="P15" draw:layer="layout" svg:width="1.27cm" svg:height="1.27cm" svg:x="14.962cm" svg:y="6.877cm">
          <text:p text:style-name="P1"><text:span text:style-name="T8">d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778cm" svg:height="1.524cm" svg:x="20.386cm" svg:y="4.21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8.119cm" svg:y="6.862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.648cm" svg:height="1.267cm" svg:x="20.445cm" svg:y="10.196cm">
          <text:p text:style-name="P1"><text:span text:style-name="T3">“</text:span><text:span text:style-name="T3">Ecor1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1.406cm" svg:height="1.267cm" svg:x="21.177cm" svg:y="7.963cm">
          <text:p text:style-name="P1"><text:span text:style-name="T9">(2,10)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9.546cm" svg:y="10.364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4.019cm" svg:y="6.118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7.814cm" svg:y="9.505cm">
          <text:p text:style-name="P1"><text:span text:style-name="T8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1.347cm" svg:y="10.365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3.147cm" svg:y="10.36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9.35cm" svg:y="12.755cm">
          <text:p text:style-name="P1"><text:span text:style-name="T8">“</text:span><text:span text:style-name="T8">a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1.563cm" svg:y="12.769cm">
          <text:p text:style-name="P1"><text:span text:style-name="T8">“</text:span><text:span text:style-name="T8">b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4.076cm" svg:y="12.783cm">
          <text:p text:style-name="P1"><text:span text:style-name="T8">“</text:span><text:span text:style-name="T8">c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837cm" svg:y1="9.972cm" svg:x2="14.925cm" svg:y2="11.339cm">
          <text:p/>
        </draw:line>
        <draw:line draw:style-name="gr5" draw:text-style-name="P1" draw:layer="layout" svg:x1="10.3cm" svg:y1="11.696cm" svg:x2="10.008cm" svg:y2="12.755cm">
          <text:p/>
        </draw:line>
        <draw:line draw:style-name="gr5" draw:text-style-name="P1" draw:layer="layout" svg:x1="12.259cm" svg:y1="11.627cm" svg:x2="12.293cm" svg:y2="12.881cm">
          <text:p/>
        </draw:line>
        <draw:line draw:style-name="gr5" draw:text-style-name="P1" draw:layer="layout" svg:x1="13.977cm" svg:y1="11.644cm" svg:x2="14.767cm" svg:y2="12.933cm">
          <text:p/>
        </draw:line>
        <draw:line draw:style-name="gr5" draw:text-style-name="P1" draw:layer="layout" svg:x1="19.525cm" svg:y1="6.862cm" svg:x2="20.789cm" svg:y2="5.737cm">
          <text:p/>
        </draw:line>
        <draw:line draw:style-name="gr5" draw:text-style-name="P1" draw:layer="layout" svg:x1="22.583cm" svg:y1="8.556cm" svg:x2="24.019cm" svg:y2="7.642cm">
          <text:p/>
        </draw:line>
        <draw:custom-shape draw:style-name="gr31" draw:text-style-name="P15" draw:layer="layout" svg:width="10.979cm" svg:height="2.35cm" svg:x="16.211cm" svg:y="13.063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frame draw:style-name="gr40" draw:text-style-name="P18" draw:layer="layout" svg:width="11.343cm" svg:height="2.472cm" svg:x="16.118cm" svg:y="13.017cm">
          <draw:text-box>
            <text:p><text:span text:style-name="T10">[RestrictEnzyme(name='EcoR1', </text:span></text:p>
            <text:p><text:span text:style-name="T10"><text:s text:c="27"/></text:span><text:span text:style-name="T10">comment='Ecoli restriction enzime I', </text:span></text:p>
            <text:p><text:span text:style-name="T10"><text:s text:c="27"/></text:span><text:span text:style-name="T10">sequence='gaattc', </text:span></text:p>
            <text:p><text:span text:style-name="T10"><text:s text:c="27"/></text:span><text:span text:style-name="T10">cut=1, end='sticky')]</text:span></text:p>
          </draw:text-box>
        </draw:frame>
        <draw:line draw:style-name="gr5" draw:text-style-name="P1" draw:layer="layout" svg:x1="21.201cm" svg:y1="11.463cm" svg:x2="21.236cm" svg:y2="13.063cm">
          <text:p/>
        </draw:line>
        <draw:line draw:style-name="gr5" draw:text-style-name="P1" draw:layer="layout" svg:x1="16.232cm" svg:y1="7.478cm" svg:x2="17.439cm" svg:y2="7.581cm">
          <text:p/>
        </draw:lin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" draw:text-style-name="P1" draw:layer="layout" svg:width="13.041cm" svg:height="11.46cm" svg:x="8.627cm" svg:y="6.529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3" draw:text-style-name="P15" xml:id="id49" draw:id="id49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49" draw:start-glue-point="10" draw:end-shape="id50" draw:end-glue-point="3" svg:d="M14732 7312h2032" svg:viewBox="0 0 2033 1">
          <text:p/>
        </draw:connector>
        <draw:custom-shape draw:style-name="gr4" draw:text-style-name="P15" xml:id="id50" draw:id="id50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52" draw:id="id52" draw:layer="layout" svg:width="1.016cm" svg:height="0.908cm" svg:x="17.142cm" svg:y="8.38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3cm">
          <draw:text-box>
            <text:p>y = x[1]</text:p>
          </draw:text-box>
        </draw:frame>
        <draw:custom-shape draw:style-name="gr3" draw:text-style-name="P15" xml:id="id51" draw:id="id51" draw:layer="layout" svg:width="1.27cm" svg:height="1.27cm" svg:x="13.464cm" svg:y="9.1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9.814cm" svg:x2="17.65cm" svg:y2="9.29cm" draw:start-shape="id51" draw:start-glue-point="10" draw:end-shape="id52" draw:end-glue-point="2" svg:d="M14734 9814h2916v-524" svg:viewBox="0 0 2917 525">
          <text:p/>
        </draw:connector>
        <draw:frame draw:style-name="gr2" draw:layer="layout" svg:width="2.78cm" svg:height="0.962cm" svg:x="10.333cm" svg:y="11.204cm">
          <draw:text-box>
            <text:p text:style-name="P1">y = 3.14</text:p>
          </draw:text-box>
        </draw:frame>
        <draw:custom-shape draw:style-name="gr3" draw:text-style-name="P15" xml:id="id53" draw:id="id53" draw:layer="layout" svg:width="1.27cm" svg:height="1.27cm" svg:x="13.466cm" svg:y="11.081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xml:id="id54" draw:id="id54" draw:layer="layout" svg:width="1.467cm" svg:height="0.908cm" svg:x="18.852cm" svg:y="11.262cm">
          <text:p text:style-name="P1"><text:span text:style-name="T8">3.14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736cm" svg:y1="11.716cm" svg:x2="18.852cm" svg:y2="11.716cm" draw:start-shape="id53" draw:start-glue-point="10" draw:end-shape="id54" svg:d="M14736 11716h4116" svg:viewBox="0 0 4117 1">
          <text:p/>
        </draw:connector>
        <draw:polyline draw:style-name="gr42" draw:text-style-name="P1" draw:layer="layout" svg:width="3.174cm" svg:height="2.248cm" svg:x="14.736cm" svg:y="9.29cm" svg:viewBox="0 0 3175 2249" draw:points="0,2249 3175,1482 3175,0">
          <text:p/>
        </draw:polyline>
        <draw:g>
          <draw:line draw:style-name="gr43" draw:text-style-name="P1" draw:layer="layout" svg:x1="16.054cm" svg:y1="10.702cm" svg:x2="16.821cm" svg:y2="11.438cm">
            <text:p/>
          </draw:line>
          <draw:line draw:style-name="gr43" draw:text-style-name="P1" draw:layer="layout" svg:x1="16.821cm" svg:y1="10.639cm" svg:x2="16.098cm" svg:y2="11.514cm">
            <text:p/>
          </draw:line>
        </draw:g>
        <draw:frame draw:style-name="gr2" draw:layer="layout" svg:width="3.381cm" svg:height="0.962cm" svg:x="9.732cm" svg:y="13.755cm">
          <draw:text-box>
            <text:p>x[1] = 'foo'</text:p>
          </draw:text-box>
        </draw:frame>
        <draw:custom-shape draw:style-name="gr3" draw:text-style-name="P15" xml:id="id55" draw:id="id55" draw:layer="layout" svg:width="1.27cm" svg:height="1.27cm" svg:x="13.463cm" svg:y="13.5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7cm" svg:y="15.28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3cm" svg:y1="14.213cm" svg:x2="16.765cm" svg:y2="14.213cm" draw:start-shape="id55" draw:start-glue-point="10" draw:end-shape="id56" draw:end-glue-point="3" svg:d="M14733 14213h2032" svg:viewBox="0 0 2033 1">
          <text:p/>
        </draw:connector>
        <draw:custom-shape draw:style-name="gr4" draw:text-style-name="P15" xml:id="id56" draw:id="id56" draw:layer="layout" svg:width="2.794cm" svg:height="1.016cm" svg:x="16.765cm" svg:y="13.705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1.016cm" svg:height="0.908cm" svg:x="18.767cm" svg:y="16.709cm">
          <text:p text:style-name="P1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1cm" svg:y="15.283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7cm" svg:y1="14.521cm" svg:x2="16.465cm" svg:y2="15.283cm">
          <text:p/>
        </draw:line>
        <draw:line draw:style-name="gr5" draw:text-style-name="P1" draw:layer="layout" svg:x1="17.889cm" svg:y1="14.442cm" svg:x2="17.911cm" svg:y2="16.533cm">
          <text:p/>
        </draw:line>
        <draw:line draw:style-name="gr5" draw:text-style-name="P1" draw:layer="layout" svg:x1="19.251cm" svg:y1="14.521cm" svg:x2="19.759cm" svg:y2="15.283cm">
          <text:p/>
        </draw:line>
        <draw:custom-shape draw:style-name="gr4" draw:text-style-name="P15" draw:layer="layout" svg:width="1.016cm" svg:height="0.908cm" svg:x="19.552cm" svg:y="15.28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9cm" svg:y1="14.522cm" svg:x2="18.639cm" svg:y2="15.284cm">
          <text:p/>
        </draw:line>
        <draw:custom-shape draw:style-name="gr4" draw:text-style-name="P15" draw:layer="layout" svg:width="1.205cm" svg:height="0.908cm" svg:x="16.94cm" svg:y="16.518cm">
          <text:p text:style-name="P1"><text:span text:style-name="T8">'foo'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" draw:text-style-name="P1" draw:layer="layout" svg:width="14.497cm" svg:height="8.721cm" svg:x="6.247cm" svg:y="5.93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3" draw:text-style-name="P15" xml:id="id57" draw:id="id57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57" draw:start-glue-point="10" draw:end-shape="id58" draw:end-glue-point="3" svg:d="M14732 7312h2032" svg:viewBox="0 0 2033 1">
          <text:p/>
        </draw:connector>
        <draw:custom-shape draw:style-name="gr4" draw:text-style-name="P15" xml:id="id58" draw:id="id58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6.342cm" svg:y="11.18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12.6cm">
          <draw:text-box>
            <text:p>y = x[1]</text:p>
          </draw:text-box>
        </draw:frame>
        <draw:custom-shape draw:style-name="gr3" draw:text-style-name="P15" xml:id="id59" draw:id="id59" draw:layer="layout" svg:width="1.27cm" svg:height="1.27cm" svg:x="13.464cm" svg:y="12.4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13.114cm" svg:x2="16.765cm" svg:y2="10.137cm" draw:start-shape="id59" draw:start-glue-point="10" draw:end-shape="id60" draw:end-glue-point="3" svg:d="M14734 13114h1016v-2977h1015" svg:viewBox="0 0 2032 2978">
          <text:p/>
        </draw:connector>
        <draw:custom-shape draw:style-name="gr4" draw:text-style-name="P15" xml:id="id60" draw:id="id60" draw:layer="layout" svg:width="2.257cm" svg:height="0.767cm" svg:x="16.765cm" svg:y="9.75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443cm" svg:y="11.18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544cm" svg:y="11.184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62cm" svg:y1="10.427cm" svg:x2="18.991cm" svg:y2="11.184cm">
          <text:p/>
        </draw:line>
        <draw:line draw:style-name="gr5" draw:text-style-name="P1" draw:layer="layout" svg:x1="17.938cm" svg:y1="10.423cm" svg:x2="17.938cm" svg:y2="11.185cm">
          <text:p/>
        </draw:line>
        <draw:line draw:style-name="gr5" draw:text-style-name="P1" draw:layer="layout" svg:x1="17.284cm" svg:y1="10.427cm" svg:x2="16.888cm" svg:y2="11.186cm">
          <text:p/>
        </draw:lin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" draw:text-style-name="P1" draw:layer="layout" svg:width="14.763cm" svg:height="8.908cm" svg:x="6.169cm" svg:y="5.96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3" draw:text-style-name="P15" xml:id="id61" draw:id="id61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61" draw:start-glue-point="10" draw:end-shape="id62" draw:end-glue-point="3" svg:d="M14732 7312h2032" svg:viewBox="0 0 2033 1">
          <text:p/>
        </draw:connector>
        <draw:custom-shape draw:style-name="gr4" draw:text-style-name="P15" xml:id="id62" draw:id="id62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6.342cm" svg:y="11.18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6cm">
          <draw:text-box>
            <text:p>y = x[1]</text:p>
          </draw:text-box>
        </draw:frame>
        <draw:custom-shape draw:style-name="gr3" draw:text-style-name="P15" xml:id="id63" draw:id="id63" draw:layer="layout" svg:width="1.27cm" svg:height="1.27cm" svg:x="13.464cm" svg:y="12.6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13.314cm" svg:x2="16.765cm" svg:y2="10.137cm" draw:start-shape="id63" draw:start-glue-point="10" draw:end-shape="id64" draw:end-glue-point="3" svg:d="M14734 13314h1016v-3177h1015" svg:viewBox="0 0 2032 3178">
          <text:p/>
        </draw:connector>
        <draw:frame draw:style-name="gr2" draw:layer="layout" svg:width="2.923cm" svg:height="0.962cm" svg:x="10.333cm" svg:y="12.904cm">
          <draw:text-box>
            <text:p text:style-name="P1">Y[2] = 'z'</text:p>
          </draw:text-box>
        </draw:frame>
        <draw:custom-shape draw:style-name="gr4" draw:text-style-name="P15" xml:id="id64" draw:id="id64" draw:layer="layout" svg:width="2.257cm" svg:height="0.767cm" svg:x="16.765cm" svg:y="9.75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1.016cm" svg:height="0.908cm" svg:x="19.199cm" svg:y="11.292cm">
          <text:p text:style-name="P1"><text:span text:style-name="T12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016cm" svg:height="0.908cm" svg:x="17.444cm" svg:y="11.184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989cm" svg:y1="10.427cm" svg:x2="17.989cm" svg:y2="11.184cm">
          <text:p/>
        </draw:line>
        <draw:line draw:style-name="gr5" draw:text-style-name="P1" draw:layer="layout" svg:x1="18.615cm" svg:y1="10.38cm" svg:x2="18.958cm" svg:y2="12.306cm">
          <text:p/>
        </draw:line>
        <draw:line draw:style-name="gr5" draw:text-style-name="P1" draw:layer="layout" svg:x1="17.284cm" svg:y1="10.427cm" svg:x2="16.888cm" svg:y2="11.186cm">
          <text:p/>
        </draw:line>
        <draw:custom-shape draw:style-name="gr4" draw:text-style-name="P15" draw:layer="layout" svg:width="1.016cm" svg:height="0.908cm" svg:x="18.4cm" svg:y="12.393cm">
          <text:p text:style-name="P1"><text:span text:style-name="T8">'z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65" draw:id="id65" draw:layer="layout" svg:width="1.27cm" svg:height="1.27cm" svg:x="13.465cm" svg:y="9.53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5cm" svg:y1="10.165cm" svg:x2="16.765cm" svg:y2="10.137cm" draw:start-shape="id65" draw:start-glue-point="10" draw:end-shape="id64" draw:end-glue-point="3" svg:d="M14735 10165h1015v-28h1015" svg:viewBox="0 0 2031 29">
          <text:p/>
        </draw:connector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33" draw:text-style-name="P1" draw:layer="layout" svg:width="13.705cm" svg:height="7.06cm" svg:x="8.313cm" svg:y="6.3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41cm" svg:height="6.6cm" svg:x="8.627cm" svg:y="6.5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3" draw:text-style-name="P15" xml:id="id66" draw:id="id66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66" draw:start-glue-point="10" draw:end-shape="id67" draw:end-glue-point="3" svg:d="M14732 7312h2032" svg:viewBox="0 0 2033 1">
          <text:p/>
        </draw:connector>
        <draw:custom-shape draw:style-name="gr4" draw:text-style-name="P15" xml:id="id67" draw:id="id67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142cm" svg:y="8.38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45" draw:text-style-name="P14" draw:layer="layout" svg:width="4.376cm" svg:height="0.963cm" svg:x="8.836cm" svg:y="10.174cm">
          <draw:text-box>
            <text:p><text:span text:style-name="T8">x += [5, 6]</text:span></text:p>
          </draw:text-box>
        </draw:frame>
        <draw:custom-shape draw:style-name="gr3" draw:text-style-name="P15" xml:id="id68" draw:id="id68" draw:layer="layout" svg:width="1.27cm" svg:height="1.27cm" svg:x="13.464cm" svg:y="10.0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4.758cm" svg:y="11.78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4cm" svg:y1="10.713cm" svg:x2="16.766cm" svg:y2="10.713cm" draw:start-shape="id68" draw:start-glue-point="10" draw:end-shape="id69" draw:end-glue-point="3" svg:d="M14734 10713h2032" svg:viewBox="0 0 2033 1">
          <text:p/>
        </draw:connector>
        <draw:custom-shape draw:style-name="gr4" draw:text-style-name="P15" xml:id="id69" draw:id="id69" draw:layer="layout" svg:width="4.714cm" svg:height="1.016cm" svg:x="16.766cm" svg:y="10.205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, 4, 5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5.944cm" svg:y="11.783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152cm" svg:y="11.783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611cm" svg:y1="10.897cm" svg:x2="15.249cm" svg:y2="11.783cm">
          <text:p/>
        </draw:line>
        <draw:line draw:style-name="gr5" draw:text-style-name="P1" draw:layer="layout" svg:x1="18.293cm" svg:y1="11.011cm" svg:x2="16.487cm" svg:y2="11.783cm">
          <text:p/>
        </draw:line>
        <draw:line draw:style-name="gr5" draw:text-style-name="P1" draw:layer="layout" svg:x1="19.503cm" svg:y1="11.021cm" svg:x2="18.948cm" svg:y2="11.784cm">
          <text:p/>
        </draw:line>
        <draw:custom-shape draw:style-name="gr4" draw:text-style-name="P15" draw:layer="layout" svg:width="1.016cm" svg:height="0.908cm" svg:x="18.353cm" svg:y="11.78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862cm" svg:y1="10.925cm" svg:x2="17.724cm" svg:y2="11.783cm">
          <text:p/>
        </draw:line>
        <draw:custom-shape draw:style-name="gr4" draw:text-style-name="P15" draw:layer="layout" svg:width="1.016cm" svg:height="0.908cm" svg:x="19.454cm" svg:y="11.785cm">
          <text:p text:style-name="P1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20.554cm" svg:y="11.785cm">
          <text:p text:style-name="P1"><text:span text:style-name="T8">6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157cm" svg:y1="11.022cm" svg:x2="20.043cm" svg:y2="11.785cm">
          <text:p/>
        </draw:line>
        <draw:line draw:style-name="gr5" draw:text-style-name="P1" draw:layer="layout" svg:x1="20.705cm" svg:y1="11.023cm" svg:x2="21.025cm" svg:y2="11.785cm">
          <text:p/>
        </draw:lin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33" draw:text-style-name="P1" draw:layer="layout" svg:width="11.125cm" svg:height="6.319cm" svg:x="8.312cm" svg:y="8.0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0.325cm" svg:height="6.311cm" svg:x="8.389cm" svg:y="1.03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9.709cm" svg:height="5.832cm" svg:x="8.627cm" svg:y="1.2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073cm" svg:height="0.962cm" svg:x="8.737cm" svg:y="1.531cm">
          <draw:text-box>
            <text:p><text:span text:style-name="T8">i = 12</text:span></text:p>
          </draw:text-box>
        </draw:frame>
        <draw:custom-shape draw:style-name="gr3" draw:text-style-name="P15" xml:id="id70" draw:id="id70" draw:layer="layout" svg:width="1.27cm" svg:height="1.27cm" svg:x="13.462cm" svg:y="1.377cm">
          <text:p text:style-name="P1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732cm" svg:y1="2.012cm" svg:x2="16.764cm" svg:y2="2.012cm" draw:start-shape="id70" draw:start-glue-point="10" draw:end-shape="id71" draw:end-glue-point="3" svg:d="M14732 2012h2032" svg:viewBox="0 0 2033 1">
          <text:p/>
        </draw:connector>
        <draw:custom-shape draw:style-name="gr4" draw:text-style-name="P15" xml:id="id71" draw:id="id71" draw:layer="layout" svg:width="1.117cm" svg:height="1.016cm" svg:x="16.764cm" svg:y="1.504cm">
          <text:p text:style-name="P1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72" draw:id="id72" draw:layer="layout" svg:width="1.27cm" svg:height="1.27cm" svg:x="13.462cm" svg:y="4.178cm">
          <text:p text:style-name="P1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1.117cm" svg:height="1.016cm" svg:x="16.764cm" svg:y="4.305cm">
          <text:p text:style-name="P1"><text:span text:style-name="T12">12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094cm" svg:height="0.962cm" svg:x="8.738cm" svg:y="4.432cm">
          <draw:text-box>
            <text:p><text:span text:style-name="T8">i += 2</text:span></text:p>
          </draw:text-box>
        </draw:frame>
        <draw:custom-shape draw:style-name="gr4" draw:text-style-name="P15" xml:id="id73" draw:id="id73" draw:layer="layout" svg:width="1.117cm" svg:height="1.016cm" svg:x="16.766cm" svg:y="5.506cm">
          <text:p text:style-name="P1"><text:span text:style-name="T8">14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732cm" svg:y1="4.813cm" svg:x2="16.766cm" svg:y2="6.014cm" draw:start-shape="id72" draw:start-glue-point="10" draw:end-shape="id73" draw:end-glue-point="3" svg:d="M14732 4813h1017v1201h1017" svg:viewBox="0 0 2035 1202">
          <text:p/>
        </draw:connector>
        <draw:custom-shape draw:style-name="gr46" draw:text-style-name="P1" draw:layer="layout" svg:width="10.483cm" svg:height="5.832cm" svg:x="8.592cm" svg:y="8.29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847cm" svg:height="0.962cm" svg:x="8.702cm" svg:y="8.595cm">
          <draw:text-box>
            <text:p><text:span text:style-name="T8">s = 'gaa'</text:span></text:p>
          </draw:text-box>
        </draw:frame>
        <draw:custom-shape draw:style-name="gr3" draw:text-style-name="P15" xml:id="id74" draw:id="id74" draw:layer="layout" svg:width="1.27cm" svg:height="1.27cm" svg:x="13.427cm" svg:y="8.441cm">
          <text:p text:style-name="P1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697cm" svg:y1="9.076cm" svg:x2="16.729cm" svg:y2="9.076cm" draw:start-shape="id74" draw:start-glue-point="10" draw:end-shape="id75" draw:end-glue-point="3" svg:d="M14697 9076h2032" svg:viewBox="0 0 2033 1">
          <text:p/>
        </draw:connector>
        <draw:custom-shape draw:style-name="gr4" draw:text-style-name="P15" xml:id="id75" draw:id="id75" draw:layer="layout" svg:width="1.45cm" svg:height="1.016cm" svg:x="16.729cm" svg:y="8.568cm">
          <text:p text:style-name="P1"><text:span text:style-name="T8">'gaa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76" draw:id="id76" draw:layer="layout" svg:width="1.27cm" svg:height="1.27cm" svg:x="13.427cm" svg:y="11.242cm">
          <text:p text:style-name="P1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1.422cm" svg:height="1.016cm" svg:x="16.729cm" svg:y="11.369cm">
          <text:p text:style-name="P1"><text:span text:style-name="T12">'gaa'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3.512cm" svg:height="0.962cm" svg:x="8.703cm" svg:y="11.496cm">
          <draw:text-box>
            <text:p><text:span text:style-name="T8">s = s + 'ttc'</text:span></text:p>
          </draw:text-box>
        </draw:frame>
        <draw:custom-shape draw:style-name="gr4" draw:text-style-name="P15" xml:id="id77" draw:id="id77" draw:layer="layout" svg:width="2.003cm" svg:height="1.016cm" svg:x="16.731cm" svg:y="12.57cm">
          <text:p text:style-name="P1"><text:span text:style-name="T8">'gaattc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697cm" svg:y1="11.877cm" svg:x2="16.731cm" svg:y2="13.078cm" draw:start-shape="id76" draw:start-glue-point="10" draw:end-shape="id77" draw:end-glue-point="3" svg:d="M14697 11877h1017v1201h1017" svg:viewBox="0 0 2035 1202">
          <text:p/>
        </draw:connector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47" draw:text-style-name="P1" draw:layer="layout" svg:width="26.507cm" svg:height="9.179cm" svg:x="0.5cm" svg:y="4.0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6.736cm" svg:height="13.817cm" svg:x="0.414cm" svg:y="3.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132cm" svg:height="3.226cm" svg:x="0.5cm" svg:y="14.119cm">
          <text:p/>
          <draw:enhanced-geometry svg:viewBox="0 0 21600 21600" draw:type="rectangle" draw:enhanced-path="M 0 0 L 21600 0 21600 21600 0 21600 0 0 Z N"/>
        </draw:custom-shape>
        <draw:frame draw:style-name="gr49" draw:text-style-name="P21" draw:layer="layout" svg:width="26.507cm" svg:height="13.295cm" svg:x="0.5cm" svg:y="4.0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bamh1 .... ggatcc</text:span></text:p>
            <text:p text:style-name="P9"><text:span text:style-name="T13">hind3 .... aagctt</text:span></text:p>
            <text:p text:style-name="P9"><text:span text:style-name="T13">begin of new block of code</text:span></text:p>
          </draw:text-box>
        </draw:frame>
        <draw:g>
          <draw:path draw:style-name="gr50" draw:text-style-name="P1" draw:layer="layout" svg:width="1.907cm" svg:height="2.971cm" svg:x="6.92cm" svg:y="8.145cm" svg:viewBox="0 0 1908 2972" svg:d="M0 2972c2368 0 2043-2972 1579-2972">
            <text:p/>
          </draw:path>
          <draw:frame draw:style-name="gr51" draw:text-style-name="P22" draw:layer="layout" svg:width="3.194cm" svg:height="1.207cm" svg:x="0.635cm" svg:y="6.684cm">
            <draw:text-box>
              <text:p><text:span text:style-name="T14">name='ecor1'</text:span></text:p>
              <text:p><text:span text:style-name="T14">seq='gaattc' </text:span></text:p>
            </draw:text-box>
          </draw:frame>
          <draw:frame draw:style-name="gr52" draw:text-style-name="P22" draw:layer="layout" svg:width="3.546cm" svg:height="1.207cm" svg:x="4.136cm" svg:y="6.286cm">
            <draw:text-box>
              <text:p><text:span text:style-name="T14">name ='bamh1'</text:span></text:p>
              <text:p><text:span text:style-name="T14">seq= 'ggatcc' </text:span></text:p>
            </draw:text-box>
          </draw:frame>
          <draw:frame draw:style-name="gr52" draw:text-style-name="P22" draw:layer="layout" svg:width="3.427cm" svg:height="1.207cm" svg:x="7.737cm" svg:y="6.688cm">
            <draw:text-box>
              <text:p><text:span text:style-name="T14">name = 'hind3'</text:span></text:p>
              <text:p><text:span text:style-name="T14">seq = 'aagctt' </text:span></text:p>
            </draw:text-box>
          </draw:frame>
          <draw:frame draw:style-name="gr53" draw:layer="layout" svg:width="10.027cm" svg:height="0.975cm" svg:x="1.585cm" svg:y="9.141cm">
            <draw:text-box>
              <text:p>print name, ' .... ', seq</text:p>
            </draw:text-box>
          </draw:frame>
          <draw:path draw:style-name="gr54" draw:text-style-name="P1" draw:layer="layout" svg:width="1.47cm" svg:height="2.957cm" svg:x="3.982cm" svg:y="8.145cm" svg:viewBox="0 0 1471 2958" svg:d="M0 2958c2043 14 1532-2958 975-2958">
            <text:p/>
          </draw:path>
          <draw:path draw:style-name="gr55" draw:text-style-name="P1" draw:layer="layout" svg:width="2.37cm" svg:height="2.971cm" svg:x="4.721cm" svg:y="8.145cm" svg:viewBox="0 0 2371 2972" svg:d="M236 0c-558 0-233 2972 2135 2972">
            <text:p/>
          </draw:path>
          <draw:path draw:style-name="gr56" draw:text-style-name="P1" draw:layer="layout" svg:width="3.346cm" svg:height="4.134cm" svg:x="8.358cm" svg:y="8.145cm" svg:viewBox="0 0 3347 4135" svg:d="M141 0c-465 0 186 2900 2461 2943 1021 0 696 1192 696 1192">
            <text:p/>
          </draw:path>
          <draw:path draw:style-name="gr55" draw:text-style-name="P1" draw:layer="layout" svg:width="1.996cm" svg:height="2.957cm" svg:x="1.985cm" svg:y="8.145cm" svg:viewBox="0 0 1997 2958" svg:d="M0 0c0 2139-46 2943 1997 2958">
            <text:p/>
          </draw:path>
        </draw:g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47" draw:text-style-name="P1" draw:layer="layout" svg:width="26.433cm" svg:height="10.41cm" svg:x="0.7cm" svg:y="4.9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6.736cm" svg:height="15.287cm" svg:x="0.514cm" svg:y="4.6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13cm" svg:height="3.16cm" svg:x="0.7cm" svg:y="16.118cm">
          <text:p/>
          <draw:enhanced-geometry svg:viewBox="0 0 21600 21600" draw:type="rectangle" draw:enhanced-path="M 0 0 L 21600 0 21600 21600 0 21600 0 0 Z N"/>
        </draw:custom-shape>
        <draw:frame draw:style-name="gr57" draw:text-style-name="P21" draw:layer="layout" svg:width="26.433cm" svg:height="14.354cm" svg:x="0.7cm" svg:y="4.9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><text:s text:c="2"/></text:span></text:p>
            <text:p text:style-name="P9"><text:span text:style-name="T13"><text:s text:c="7"/></text:span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hind3 .... aagctt</text:span></text:p>
            <text:p text:style-name="P9"><text:span text:style-name="T13">begin of new block of code</text:span></text:p>
          </draw:text-box>
        </draw:frame>
        <draw:frame draw:style-name="gr51" draw:text-style-name="P22" draw:layer="layout" svg:width="3.194cm" svg:height="1.207cm" svg:x="0.835cm" svg:y="7.5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52" draw:text-style-name="P22" draw:layer="layout" svg:width="3.546cm" svg:height="1.207cm" svg:x="4.336cm" svg:y="7.186cm">
          <draw:text-box>
            <text:p><text:span text:style-name="T14">name ='bamh1'</text:span></text:p>
            <text:p><text:span text:style-name="T14">seq= 'ggatcc' </text:span></text:p>
          </draw:text-box>
        </draw:frame>
        <draw:frame draw:style-name="gr52" draw:text-style-name="P22" draw:layer="layout" svg:width="3.427cm" svg:height="1.207cm" svg:x="7.937cm" svg:y="7.588cm">
          <draw:text-box>
            <text:p><text:span text:style-name="T14">name = 'hind3'</text:span></text:p>
            <text:p><text:span text:style-name="T14">seq = 'aagctt' </text:span></text:p>
          </draw:text-box>
        </draw:frame>
        <draw:path draw:style-name="gr58" draw:text-style-name="P1" draw:layer="layout" svg:width="1.933cm" svg:height="3.995cm" svg:x="3.35cm" svg:y="8.571cm" svg:viewBox="0 0 1934 3996" svg:d="M0 3996c1026 27 2349-4000 1809-3996">
          <text:p/>
        </draw:path>
        <draw:path draw:style-name="gr58" draw:text-style-name="P1" draw:layer="layout" svg:width="2.097cm" svg:height="1.43cm" svg:x="6.023cm" svg:y="8.949cm" svg:viewBox="0 0 2098 1431" svg:d="M0 1431c657-612 2484-1053 2025-1431">
          <text:p/>
        </draw:path>
        <draw:frame draw:style-name="gr2" draw:layer="layout" svg:width="11.17cm" svg:height="3.858cm" svg:x="0.693cm" svg:y="8.55cm">
          <draw:text-box>
            <text:p text:style-name="P9"/>
            <text:p text:style-name="P9"><text:span text:style-name="T13"><text:s text:c="3"/></text:span><text:span text:style-name="T13">if name == 'bamh1':</text:span></text:p>
            <text:p text:style-name="P9"><text:span text:style-name="T13"><text:s text:c="8"/></text:span><text:span text:style-name="T13">continue</text:span></text:p>
            <text:p text:style-name="P9"><text:span text:style-name="T13"/></text:p>
            <text:p text:style-name="P9"><text:span text:style-name="T13"><text:s text:c="3"/></text:span><text:span text:style-name="T13">print name, ' .... ', seq</text:span></text:p>
          </draw:text-box>
        </draw:frame>
        <draw:path draw:style-name="gr59" draw:text-style-name="P1" draw:layer="layout" svg:width="1.212cm" svg:height="3.771cm" svg:x="2.133cm" svg:y="8.791cm" svg:viewBox="0 0 1213 3772" svg:d="M52 0c-191 2665 135 3745 1161 3772">
          <text:p/>
        </draw:path>
        <draw:path draw:style-name="gr55" draw:text-style-name="P1" draw:layer="layout" svg:width="1.01cm" svg:height="1.808cm" svg:x="5.012cm" svg:y="8.571cm" svg:viewBox="0 0 1011 1809" svg:d="M147 0c-540 4 558 1071 864 1809">
          <text:p/>
        </draw:path>
        <draw:path draw:style-name="gr56" draw:text-style-name="P1" draw:layer="layout" svg:width="1.99cm" svg:height="5.24cm" svg:x="7.605cm" svg:y="8.919cm" svg:viewBox="0 0 1991 5241" svg:d="M443 30c-459-378-945 2943 684 2997 1017-54 855 2214 855 2214">
          <text:p/>
        </draw:path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47" draw:text-style-name="P1" draw:layer="layout" svg:width="26.65cm" svg:height="10.111cm" svg:x="0.6cm" svg:y="5.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7.169cm" svg:height="13.229cm" svg:x="0.367cm" svg:y="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0.448cm" svg:height="1.69cm" svg:x="0.6cm" svg:y="16.095cm">
          <text:p/>
          <draw:enhanced-geometry svg:viewBox="0 0 21600 21600" draw:type="rectangle" draw:enhanced-path="M 0 0 L 21600 0 21600 21600 0 21600 0 0 Z N"/>
        </draw:custom-shape>
        <draw:frame draw:style-name="gr60" draw:text-style-name="P21" draw:layer="layout" svg:width="26.65cm" svg:height="12.56cm" svg:x="0.6cm" svg:y="5.2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><text:s text:c="3"/></text:span></text:p>
            <text:p text:style-name="P9"><text:span text:style-name="T13"><text:s text:c="7"/></text:span></text:p>
            <text:p text:style-name="P9"><text:span text:style-name="T13"/></text:p>
            <text:p text:style-name="P9"><text:span text:style-name="T13"><text:s text:c="4"/></text:span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begin of new block of code</text:span></text:p>
          </draw:text-box>
        </draw:frame>
        <draw:frame draw:style-name="gr51" draw:text-style-name="P22" draw:layer="layout" svg:width="3.194cm" svg:height="1.207cm" svg:x="0.735cm" svg:y="7.8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52" draw:text-style-name="P22" draw:layer="layout" svg:width="3.546cm" svg:height="1.207cm" svg:x="4.236cm" svg:y="7.486cm">
          <draw:text-box>
            <text:p><text:span text:style-name="T14">name ='bamh1'</text:span></text:p>
            <text:p><text:span text:style-name="T14">seq= 'ggatcc' </text:span></text:p>
          </draw:text-box>
        </draw:frame>
        <draw:path draw:style-name="gr58" draw:text-style-name="P1" draw:layer="layout" svg:width="1.833cm" svg:height="3.543cm" svg:x="3.454cm" svg:y="8.996cm" svg:viewBox="0 0 1834 3544" svg:d="M0 3544c1026 27 2241-3548 1701-3544">
          <text:p/>
        </draw:path>
        <draw:frame draw:style-name="gr2" draw:layer="layout" svg:width="11.17cm" svg:height="3.147cm" svg:x="1.241cm" svg:y="9.393cm">
          <draw:text-box>
            <text:p text:style-name="P9"><text:span text:style-name="T13">if name == 'bamh1':</text:span></text:p>
            <text:p text:style-name="P9"><text:span text:style-name="T13"><text:s text:c="8"/></text:span><text:span text:style-name="T13">break</text:span></text:p>
            <text:p text:style-name="P9"><text:span text:style-name="T13"/></text:p>
            <text:p text:style-name="P9"><text:span text:style-name="T13"><text:s text:c="3"/></text:span><text:span text:style-name="T13">print name, ' .... ', seq</text:span></text:p>
          </draw:text-box>
        </draw:frame>
        <draw:path draw:style-name="gr56" draw:text-style-name="P1" draw:layer="layout" svg:width="1.949cm" svg:height="4.791cm" svg:x="4.908cm" svg:y="8.996cm" svg:viewBox="0 0 1950 4792" svg:d="M247 0c-540 4-146 1722 712 1967 1451-81 880 2825 880 2825">
          <text:p/>
        </draw:path>
        <draw:path draw:style-name="gr55" draw:text-style-name="P1" draw:layer="layout" svg:width="1.212cm" svg:height="3.319cm" svg:x="2.241cm" svg:y="9.22cm" svg:viewBox="0 0 1213 3320" svg:d="M52 0c-191 2665 135 3293 1161 3320">
          <text:p/>
        </draw:path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61" draw:text-style-name="P1" draw:layer="layout" svg:width="19.878cm" svg:height="15.341cm" svg:x="5.514cm" svg:y="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layer="layout" svg:width="5.142cm" svg:height="1.52cm" svg:x="6.17cm" svg:y="0.837cm">
          <draw:text-box>
            <text:p><text:s/>ascii = ['a','b','c']</text:p>
          </draw:text-box>
        </draw:frame>
        <draw:custom-shape draw:style-name="gr3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17.188cm" svg:y="0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4.986cm" svg:y1="1.468cm" svg:x2="17.188cm" svg:y2="1.512cm">
          <text:p/>
        </draw:line>
        <draw:custom-shape draw:style-name="gr63" draw:text-style-name="P1" draw:layer="layout" svg:width="20.878cm" svg:height="16.097cm" svg:x="5.00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6.162cm" svg:height="0.962cm" svg:x="6.17cm" svg:y="5.166cm">
          <draw:text-box>
            <text:p>ascii_copy = ascii[:] </text:p>
          </draw:text-box>
        </draw:frame>
        <draw:frame draw:style-name="gr2" draw:layer="layout" svg:width="3.766cm" svg:height="0.962cm" svg:x="6.17cm" svg:y="8.983cm">
          <draw:text-box>
            <text:p>ascii[2] = 'z'</text:p>
          </draw:text-box>
        </draw:frame>
        <draw:custom-shape draw:style-name="gr3" draw:text-style-name="P15" draw:layer="layout" svg:width="3.224cm" svg:height="1.27cm" svg:x="12.419cm" svg:y="5.091cm">
          <text:p text:style-name="P1"><text:span text:style-name="T8">ascii_co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" draw:layer="layout" svg:width="3.8cm" svg:height="1.247cm" svg:x="17.189cm" svg:y="5.0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189cm" svg:y="5.076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461cm" svg:y="5.077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9.733cm" svg:y="5.077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1" draw:layer="layout" svg:x1="15.643cm" svg:y1="5.795cm" svg:x2="17.189cm" svg:y2="5.839cm">
          <text:p/>
        </draw:line>
        <draw:line draw:style-name="gr5" draw:text-style-name="P1" draw:layer="layout" svg:x1="17.654cm" svg:y1="5.076cm" svg:x2="17.543cm" svg:y2="3.794cm">
          <text:p/>
        </draw:line>
        <draw:line draw:style-name="gr5" draw:text-style-name="P1" draw:layer="layout" svg:x1="19.255cm" svg:y1="5.076cm" svg:x2="19.299cm" svg:y2="3.913cm">
          <text:p/>
        </draw:line>
        <draw:line draw:style-name="gr5" draw:text-style-name="P1" draw:layer="layout" svg:x1="20.411cm" svg:y1="5.076cm" svg:x2="20.789cm" svg:y2="3.795cm">
          <text:p/>
        </draw:line>
        <draw:frame draw:style-name="gr2" draw:layer="layout" svg:width="6.712cm" svg:height="0.962cm" svg:x="6.17cm" svg:y="13.483cm">
          <draw:text-box>
            <text:p>ascii_copy.append('e')</text:p>
          </draw:text-box>
        </draw:frame>
        <draw:custom-shape draw:style-name="gr3" draw:text-style-name="P15" draw:layer="layout" svg:width="1.468cm" svg:height="1.27cm" svg:x="13.919cm" svg:y="8.896cm">
          <text:p text:style-name="P1"><text:span text:style-name="T8">asci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7.365cm" svg:y="10.934cm">
          <text:p text:style-name="P1"><text:span text:style-name="T8">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17.589cm" svg:y="8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589cm" svg:y="8.881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861cm" svg:y="8.882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0.133cm" svg:y="8.882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9.067cm" svg:y="10.935cm">
          <text:p text:style-name="P1"><text:span text:style-name="T8">'b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0.567cm" svg:y="10.935cm">
          <text:p text:style-name="P1"><text:span text:style-name="T8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189cm" svg:y1="10.128cm" svg:x2="17.966cm" svg:y2="10.867cm">
          <text:p/>
        </draw:line>
        <draw:line draw:style-name="gr5" draw:text-style-name="P1" draw:layer="layout" svg:x1="19.434cm" svg:y1="10.128cm" svg:x2="19.744cm" svg:y2="10.935cm">
          <text:p/>
        </draw:line>
        <draw:line draw:style-name="gr5" draw:text-style-name="P1" draw:layer="layout" svg:x1="20.745cm" svg:y1="10.128cm" svg:x2="22.457cm" svg:y2="10.936cm">
          <text:p/>
        </draw:line>
        <draw:line draw:style-name="gr5" draw:text-style-name="P1" draw:layer="layout" svg:x1="15.387cm" svg:y1="9.6cm" svg:x2="17.589cm" svg:y2="9.644cm">
          <text:p/>
        </draw:line>
        <draw:custom-shape draw:style-name="gr3" draw:text-style-name="P15" draw:layer="layout" svg:width="3.224cm" svg:height="1.27cm" svg:x="12.82cm" svg:y="13.223cm">
          <text:p text:style-name="P1"><text:span text:style-name="T8">ascii_co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" draw:layer="layout" svg:width="5.001cm" svg:height="1.247cm" svg:x="17.59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59cm" svg:y="13.208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862cm" svg:y="13.209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0.134cm" svg:y="13.209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1.335cm" svg:y="13.21cm">
            <text:p text:style-name="P1"><text:span text:style-name="T8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1" draw:layer="layout" svg:x1="16.044cm" svg:y1="13.927cm" svg:x2="17.59cm" svg:y2="13.971cm">
          <text:p/>
        </draw:line>
        <draw:line draw:style-name="gr5" draw:text-style-name="P1" draw:layer="layout" svg:x1="18.055cm" svg:y1="13.208cm" svg:x2="17.944cm" svg:y2="12.126cm">
          <text:p/>
        </draw:line>
        <draw:line draw:style-name="gr5" draw:text-style-name="P1" draw:layer="layout" svg:x1="19.656cm" svg:y1="13.208cm" svg:x2="19.7cm" svg:y2="12.045cm">
          <text:p/>
        </draw:line>
        <draw:line draw:style-name="gr5" draw:text-style-name="P1" draw:layer="layout" svg:x1="20.812cm" svg:y1="13.208cm" svg:x2="21.19cm" svg:y2="12.127cm">
          <text:p/>
        </draw:line>
        <draw:custom-shape draw:style-name="gr4" draw:text-style-name="P15" draw:layer="layout" svg:width="1.257cm" svg:height="1.192cm" svg:x="22.069cm" svg:y="10.936cm">
          <text:p text:style-name="P1"><text:span text:style-name="T8">'z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3.571cm" svg:y="10.937cm">
          <text:p text:style-name="P1"><text:span text:style-name="T8">'e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1.99cm" svg:y1="13.208cm" svg:x2="24.235cm" svg:y2="12.129cm">
          <text:p/>
        </draw:lin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61" draw:text-style-name="P1" draw:layer="layout" svg:width="19.878cm" svg:height="15.341cm" svg:x="5.514cm" svg:y="0.356cm">
          <text:p/>
          <draw:enhanced-geometry svg:viewBox="0 0 21600 21600" draw:type="rectangle" draw:enhanced-path="M 0 0 L 21600 0 21600 21600 0 21600 0 0 Z N"/>
        </draw:custom-shape>
        <draw:frame draw:style-name="gr62" draw:layer="layout" svg:width="5.142cm" svg:height="1.52cm" svg:x="6.17cm" svg:y="0.837cm">
          <draw:text-box>
            <text:p><text:s/>ascii = ['a','b','c']</text:p>
          </draw:text-box>
        </draw:frame>
        <draw:custom-shape draw:style-name="gr3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 xml:id="id79" draw:id="id79">
          <draw:custom-shape draw:style-name="gr38" draw:text-style-name="P1" draw:layer="layout" svg:width="3.8cm" svg:height="1.247cm" svg:x="17.188cm" svg:y="0.7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2.134cm" svg:height="1.27cm" svg:x="13.052cm" svg:y="5.166cm">
          <text:p text:style-name="P1"><text:span text:style-name="T8">inte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1" draw:id="id81">
          <draw:custom-shape draw:style-name="gr38" draw:text-style-name="P1" draw:layer="layout" svg:width="3.8cm" svg:height="1.247cm" svg:x="17.239cm" svg:y="5.2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239cm" svg:y="5.201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511cm" svg:y="5.202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83cm" svg:y="5.202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6.966cm" svg:y="7.00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18.668cm" svg:y="7.00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8cm" svg:y="7.005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1.377cm" svg:height="1.27cm" svg:x="13.52cm" svg:y="8.966cm">
          <text:p text:style-name="P1"><text:span text:style-name="T8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89cm" svg:y="9.1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78" draw:id="id78" draw:layer="layout" svg:width="1.256cm" svg:height="1.246cm" svg:x="16.89cm" svg:y="9.153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80" draw:id="id80" draw:layer="layout" svg:width="1.256cm" svg:height="1.246cm" svg:x="18.162cm" svg:y="9.15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7.921cm" svg:y1="6.448cm" svg:x2="17.632cm" svg:y2="7.004cm">
          <text:p/>
        </draw:line>
        <draw:line draw:style-name="gr5" draw:text-style-name="P1" draw:layer="layout" svg:x1="18.988cm" svg:y1="6.448cm" svg:x2="19.077cm" svg:y2="7.005cm">
          <text:p/>
        </draw:line>
        <draw:line draw:style-name="gr5" draw:text-style-name="P1" draw:layer="layout" svg:x1="20.389cm" svg:y1="6.448cm" svg:x2="20.811cm" svg:y2="7.005cm">
          <text:p/>
        </draw:line>
        <draw:line draw:style-name="gr5" draw:text-style-name="P1" draw:layer="layout" svg:x1="14.986cm" svg:y1="1.468cm" svg:x2="17.188cm" svg:y2="1.512cm">
          <text:p/>
        </draw:line>
        <draw:line draw:style-name="gr5" draw:text-style-name="P1" draw:layer="layout" svg:x1="15.186cm" svg:y1="5.848cm" svg:x2="17.239cm" svg:y2="5.87cm">
          <text:p/>
        </draw:line>
        <draw:line draw:style-name="gr5" draw:text-style-name="P1" draw:layer="layout" svg:x1="14.897cm" svg:y1="9.716cm" svg:x2="16.89cm" svg:y2="9.739cm">
          <text:p/>
        </draw:line>
        <draw:connector draw:style-name="gr5" draw:text-style-name="P1" draw:layer="layout" draw:line-skew="0.64cm 1.251cm" svg:x1="17.518cm" svg:y1="10.399cm" svg:x2="20.988cm" svg:y2="1.372cm" draw:start-shape="id78" draw:start-glue-point="2" draw:end-shape="id79" draw:end-glue-point="1" svg:d="M17518 10399v1141h5272v-10168h-1802" svg:viewBox="0 0 5273 10169">
          <text:p/>
        </draw:connector>
        <draw:connector draw:style-name="gr5" draw:text-style-name="P1" draw:layer="layout" draw:line-skew="0cm 0.466cm" svg:x1="18.79cm" svg:y1="10.4cm" svg:x2="21.039cm" svg:y2="5.824cm" draw:start-shape="id80" draw:start-glue-point="2" draw:end-shape="id81" draw:end-glue-point="1" svg:d="M18790 10400v501h3266v-5077h-1017" svg:viewBox="0 0 3267 5078">
          <text:p/>
        </draw:connector>
        <draw:custom-shape draw:style-name="gr3" draw:text-style-name="P15" draw:layer="layout" svg:width="1.377cm" svg:height="1.27cm" svg:x="13.547cm" svg:y="12.392cm">
          <text:p text:style-name="P1"><text:span text:style-name="T8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917cm" svg:y="12.5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82" draw:id="id82" draw:layer="layout" svg:width="1.256cm" svg:height="1.246cm" svg:x="16.917cm" svg:y="12.579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83" draw:id="id83" draw:layer="layout" svg:width="1.256cm" svg:height="1.246cm" svg:x="18.189cm" svg:y="12.58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924cm" svg:y1="13.142cm" svg:x2="16.917cm" svg:y2="13.165cm">
          <text:p/>
        </draw:line>
        <draw:connector draw:style-name="gr5" draw:text-style-name="P1" draw:layer="layout" draw:line-skew="0.46cm 2.607cm" svg:x1="17.545cm" svg:y1="13.825cm" svg:x2="20.988cm" svg:y2="1.372cm" draw:start-shape="id82" draw:start-glue-point="2" draw:end-shape="id79" draw:end-glue-point="1" svg:d="M17545 13825v961h6601v-13414h-3158" svg:viewBox="0 0 6602 13415">
          <text:p/>
        </draw:connector>
        <draw:connector draw:style-name="gr5" draw:text-style-name="P1" draw:layer="layout" draw:line-skew="0cm 1.645cm" svg:x1="18.817cm" svg:y1="13.826cm" svg:x2="21.039cm" svg:y2="5.824cm" draw:start-shape="id83" draw:start-glue-point="2" draw:end-shape="id81" draw:end-glue-point="1" svg:d="M18817 13826v501h4418v-8503h-2196" svg:viewBox="0 0 4419 8504">
          <text:p/>
        </draw:connector>
        <draw:frame draw:style-name="gr2" draw:layer="layout" svg:width="5.108cm" svg:height="0.962cm" svg:x="6.17cm" svg:y="5.248cm">
          <draw:text-box>
            <text:p><text:s/>integer = [1,2,3]</text:p>
          </draw:text-box>
        </draw:frame>
        <draw:frame draw:style-name="gr2" draw:layer="layout" svg:width="5.989cm" svg:height="0.962cm" svg:x="6.17cm" svg:y="9.272cm">
          <draw:text-box>
            <text:p><text:s/>tpl = [ascii, integer]</text:p>
          </draw:text-box>
        </draw:frame>
        <draw:frame draw:style-name="gr2" draw:layer="layout" svg:width="6.903cm" svg:height="0.962cm" svg:x="6.17cm" svg:y="12.617cm">
          <draw:text-box>
            <text:p><text:s/>l2 = l[:] <text:span text:style-name="T15"># shallow copy</text:span></text:p>
          </draw:text-box>
        </draw:frame>
        <draw:custom-shape draw:style-name="gr63" draw:text-style-name="P1" draw:layer="layout" svg:width="20.878cm" svg:height="16.097cm" svg:x="5.003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64" draw:text-style-name="P1" draw:layer="Layout" svg:width="19.878cm" svg:height="17.155cm" svg:x="5.514cm" svg:y="0.356cm">
          <text:p/>
          <draw:enhanced-geometry svg:viewBox="0 0 21600 21600" draw:type="rectangle" draw:enhanced-path="M 0 0 L 21600 0 21600 21600 0 21600 0 0 Z N"/>
        </draw:custom-shape>
        <draw:frame draw:style-name="gr62" draw:layer="layout" svg:width="5.142cm" svg:height="1.52cm" svg:x="6.17cm" svg:y="0.837cm">
          <draw:text-box>
            <text:p><text:s/>ascii = ['a','b','c']</text:p>
          </draw:text-box>
        </draw:frame>
        <draw:custom-shape draw:style-name="gr65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 xml:id="id85" draw:id="id85">
          <draw:custom-shape draw:style-name="gr38" draw:text-style-name="P1" draw:layer="layout" svg:width="3.8cm" svg:height="1.247cm" svg:x="17.188cm" svg:y="0.7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66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2.134cm" svg:height="1.27cm" svg:x="13.052cm" svg:y="4.366cm">
          <text:p text:style-name="P1"><text:span text:style-name="T8">inte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7" draw:id="id87">
          <draw:custom-shape draw:style-name="gr38" draw:text-style-name="P1" draw:layer="layout" svg:width="3.8cm" svg:height="1.247cm" svg:x="17.239cm" svg:y="4.4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239cm" svg:y="4.401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511cm" svg:y="4.402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83cm" svg:y="4.402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66" draw:text-style-name="P15" draw:layer="Layout" svg:width="1.257cm" svg:height="1.192cm" svg:x="16.966cm" svg:y="6.20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1.257cm" svg:height="1.192cm" svg:x="18.668cm" svg:y="6.20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1.257cm" svg:height="1.192cm" svg:x="20.168cm" svg:y="6.205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1.377cm" svg:height="1.27cm" svg:x="13.52cm" svg:y="7.766cm">
          <text:p text:style-name="P1"><text:span text:style-name="T8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2.528cm" svg:height="1.247cm" svg:x="16.89cm" svg:y="7.95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5" xml:id="id84" draw:id="id84" draw:layer="Layout" svg:width="1.256cm" svg:height="1.246cm" svg:x="16.89cm" svg:y="7.953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xml:id="id86" draw:id="id86" draw:layer="Layout" svg:width="1.256cm" svg:height="1.246cm" svg:x="18.162cm" svg:y="7.95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7.921cm" svg:y1="5.648cm" svg:x2="17.632cm" svg:y2="6.204cm">
          <text:p/>
        </draw:line>
        <draw:line draw:style-name="gr5" draw:text-style-name="P1" draw:layer="layout" svg:x1="18.988cm" svg:y1="5.648cm" svg:x2="19.077cm" svg:y2="6.205cm">
          <text:p/>
        </draw:line>
        <draw:line draw:style-name="gr5" draw:text-style-name="P1" draw:layer="layout" svg:x1="20.389cm" svg:y1="5.648cm" svg:x2="20.811cm" svg:y2="6.205cm">
          <text:p/>
        </draw:line>
        <draw:line draw:style-name="gr5" draw:text-style-name="P1" draw:layer="layout" svg:x1="14.986cm" svg:y1="1.468cm" svg:x2="17.188cm" svg:y2="1.512cm">
          <text:p/>
        </draw:line>
        <draw:line draw:style-name="gr5" draw:text-style-name="P1" draw:layer="layout" svg:x1="15.186cm" svg:y1="5.048cm" svg:x2="17.239cm" svg:y2="5.07cm">
          <text:p/>
        </draw:line>
        <draw:line draw:style-name="gr5" draw:text-style-name="P1" draw:layer="layout" svg:x1="14.897cm" svg:y1="8.516cm" svg:x2="16.89cm" svg:y2="8.539cm">
          <text:p/>
        </draw:line>
        <draw:connector draw:style-name="gr5" draw:text-style-name="P1" draw:layer="layout" draw:line-skew="0.64cm 1.251cm" svg:x1="17.518cm" svg:y1="9.199cm" svg:x2="20.988cm" svg:y2="1.372cm" draw:start-shape="id84" draw:start-glue-point="2" draw:end-shape="id85" draw:end-glue-point="1" svg:d="M17518 9199v1141h5272v-8968h-1802" svg:viewBox="0 0 5273 8969">
          <text:p/>
        </draw:connector>
        <draw:connector draw:style-name="gr5" draw:text-style-name="P1" draw:layer="layout" draw:line-skew="0cm 0.466cm" svg:x1="18.79cm" svg:y1="9.2cm" svg:x2="21.039cm" svg:y2="5.024cm" draw:start-shape="id86" draw:start-glue-point="2" draw:end-shape="id87" draw:end-glue-point="1" svg:d="M18790 9200v501h3266v-4677h-1017" svg:viewBox="0 0 3267 4678">
          <text:p/>
        </draw:connector>
        <draw:custom-shape draw:style-name="gr65" draw:text-style-name="P15" draw:layer="Layout" svg:width="1.377cm" svg:height="1.27cm" svg:x="13.547cm" svg:y="11.792cm">
          <text:p text:style-name="P1"><text:span text:style-name="T8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2.528cm" svg:height="1.247cm" svg:x="16.917cm" svg:y="11.77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1.256cm" svg:height="1.246cm" svg:x="16.917cm" svg:y="11.779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1.256cm" svg:height="1.246cm" svg:x="18.189cm" svg:y="11.78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924cm" svg:y1="12.542cm" svg:x2="16.917cm" svg:y2="12.565cm">
          <text:p/>
        </draw:line>
        <draw:frame draw:style-name="gr2" draw:layer="layout" svg:width="5.108cm" svg:height="0.962cm" svg:x="6.17cm" svg:y="4.448cm">
          <draw:text-box>
            <text:p><text:s/>integer = [1,2,3]</text:p>
          </draw:text-box>
        </draw:frame>
        <draw:frame draw:style-name="gr2" draw:layer="layout" svg:width="5.989cm" svg:height="0.962cm" svg:x="6.17cm" svg:y="8.072cm">
          <draw:text-box>
            <text:p><text:s/>tpl = [ascii, integer]</text:p>
          </draw:text-box>
        </draw:frame>
        <draw:frame draw:style-name="gr2" draw:layer="layout" svg:width="6.67cm" svg:height="0.962cm" svg:x="6.17cm" svg:y="12.017cm">
          <draw:text-box>
            <text:p><text:s/>l2 = copy.deepcopy(l)</text:p>
          </draw:text-box>
        </draw:frame>
        <draw:custom-shape draw:style-name="gr68" draw:text-style-name="P1" draw:layer="Layout" svg:width="20.878cm" svg:height="18.622cm" svg:x="5.003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20.441cm" svg:y="14.2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0.441cm" svg:y="14.228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1.713cm" svg:y="14.229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2.985cm" svg:y="14.229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20.168cm" svg:y="16.031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1.87cm" svg:y="16.03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3.37cm" svg:y="16.03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1.123cm" svg:y1="15.475cm" svg:x2="20.834cm" svg:y2="16.031cm">
          <text:p/>
        </draw:line>
        <draw:line draw:style-name="gr5" draw:text-style-name="P1" draw:layer="layout" svg:x1="22.19cm" svg:y1="15.475cm" svg:x2="22.279cm" svg:y2="16.032cm">
          <text:p/>
        </draw:line>
        <draw:line draw:style-name="gr5" draw:text-style-name="P1" draw:layer="layout" svg:x1="23.591cm" svg:y1="15.475cm" svg:x2="24.013cm" svg:y2="16.032cm">
          <text:p/>
        </draw:line>
        <draw:custom-shape draw:style-name="gr4" draw:text-style-name="P15" draw:layer="layout" svg:width="1.257cm" svg:height="1.192cm" svg:x="15.466cm" svg:y="16.029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15.69cm" svg:y="14.17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5.69cm" svg:y="14.176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6.962cm" svg:y="14.177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234cm" svg:y="14.177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7.168cm" svg:y="16.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18.668cm" svg:y="16.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29cm" svg:y1="15.423cm" svg:x2="16.067cm" svg:y2="16.162cm">
          <text:p/>
        </draw:line>
        <draw:line draw:style-name="gr5" draw:text-style-name="P1" draw:layer="layout" svg:x1="17.535cm" svg:y1="15.423cm" svg:x2="17.779cm" svg:y2="16.03cm">
          <text:p/>
        </draw:line>
        <draw:line draw:style-name="gr5" draw:text-style-name="P1" draw:layer="layout" svg:x1="18.846cm" svg:y1="15.423cm" svg:x2="19.269cm" svg:y2="16.03cm">
          <text:p/>
        </draw:line>
        <draw:line draw:style-name="gr5" draw:text-style-name="P1" draw:layer="layout" svg:x1="17.551cm" svg:y1="13.026cm" svg:x2="17.248cm" svg:y2="14.177cm">
          <text:p/>
        </draw:line>
        <draw:line draw:style-name="gr5" draw:text-style-name="P1" draw:layer="layout" svg:x1="19.026cm" svg:y1="13.026cm" svg:x2="21.934cm" svg:y2="14.228cm">
          <text:p/>
        </draw:lin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5:37:51</meta:creation-date>
    <dc:date>2014-08-11T22:19:14.297156453</dc:date>
    <meta:editing-duration>PT6H29M30S</meta:editing-duration>
    <meta:editing-cycles>31</meta:editing-cycles>
    <meta:generator>LibreOffice/4.2.4.2$Linux_X86_64 LibreOffice_project/420m0$Build-2</meta:generator>
    <dc:creator>bertrand Neron</dc:creator>
    <meta:document-statistic meta:object-count="654"/>
  </office:meta>
</office:document-meta>
</file>